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ålt </text:p>
          </table:table-cell>
          <table:table-cell table:style-name="ce1" office:value-type="string" calcext:value-type="string">
            <text:p>NO2 </text:p>
          </table:table-cell>
          <table:table-cell table:style-name="ce1" office:value-type="string" calcext:value-type="string">
            <text:p>NOX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9:30 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9.34" calcext:value-type="float">
            <text:p>19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9:00 </text:p>
          </table:table-cell>
          <table:table-cell table:style-name="ce2" office:value-type="float" office:value="28.57" calcext:value-type="float">
            <text:p>28.57</text:p>
          </table:table-cell>
          <table:table-cell table:style-name="ce2" office:value-type="float" office:value="31.37" calcext:value-type="float">
            <text:p>31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8:30 </text:p>
          </table:table-cell>
          <table:table-cell table:style-name="ce2" office:value-type="float" office:value="26.78" calcext:value-type="float">
            <text:p>26.78</text:p>
          </table:table-cell>
          <table:table-cell table:style-name="ce2" office:value-type="float" office:value="29.72" calcext:value-type="float">
            <text:p>29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8:00 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26.03" calcext:value-type="float">
            <text:p>26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7:30 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19.91" calcext:value-type="float">
            <text:p>19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7:00 </text:p>
          </table:table-cell>
          <table:table-cell table:style-name="ce2" office:value-type="float" office:value="14.71" calcext:value-type="float">
            <text:p>14.71</text:p>
          </table:table-cell>
          <table:table-cell table:style-name="ce2" office:value-type="float" office:value="15.74" calcext:value-type="float">
            <text:p>1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6:30 </text:p>
          </table:table-cell>
          <table:table-cell table:style-name="ce2" office:value-type="float" office:value="14.94" calcext:value-type="float">
            <text:p>14.94</text:p>
          </table:table-cell>
          <table:table-cell table:style-name="ce2" office:value-type="float" office:value="16.39" calcext:value-type="float">
            <text:p>16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5:30 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7.52" calcext:value-type="float">
            <text:p>7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5:00 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4:30 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4.82" calcext:value-type="float">
            <text:p>4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4:00 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3:3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4.74" calcext:value-type="float">
            <text:p>4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3:00 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2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6.77" calcext:value-type="float">
            <text:p>6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2:00 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1:30 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6.06" calcext:value-type="float">
            <text:p>6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0:30 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0:0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6.83" calcext:value-type="float">
            <text:p>6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3:30 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3:00 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10.38" calcext:value-type="float">
            <text:p>10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2:30 </text:p>
          </table:table-cell>
          <table:table-cell table:style-name="ce2" office:value-type="float" office:value="19.64" calcext:value-type="float">
            <text:p>19.64</text:p>
          </table:table-cell>
          <table:table-cell table:style-name="ce2" office:value-type="float" office:value="19.87" calcext:value-type="float">
            <text:p>19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2:00 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18" calcext:value-type="float">
            <text:p>19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1:30 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16.01" calcext:value-type="float">
            <text:p>16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1:00 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15.84" calcext:value-type="float">
            <text:p>15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0:30 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1.32" calcext:value-type="float">
            <text:p>21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0:00 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21.96" calcext:value-type="float">
            <text:p>2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9:30 </text:p>
          </table:table-cell>
          <table:table-cell table:style-name="ce2" office:value-type="float" office:value="31.67" calcext:value-type="float">
            <text:p>31.67</text:p>
          </table:table-cell>
          <table:table-cell table:style-name="ce2" office:value-type="float" office:value="34.06" calcext:value-type="float">
            <text:p>34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9:00 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1.71" calcext:value-type="float">
            <text:p>3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8:30 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4.17" calcext:value-type="float">
            <text:p>24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8:00 </text:p>
          </table:table-cell>
          <table:table-cell table:style-name="ce2" office:value-type="float" office:value="28.96" calcext:value-type="float">
            <text:p>28.96</text:p>
          </table:table-cell>
          <table:table-cell table:style-name="ce2" office:value-type="float" office:value="31.1" calcext:value-type="float">
            <text:p>31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7:30 </text:p>
          </table:table-cell>
          <table:table-cell table:style-name="ce2" office:value-type="float" office:value="26.03" calcext:value-type="float">
            <text:p>26.03</text:p>
          </table:table-cell>
          <table:table-cell table:style-name="ce2" office:value-type="float" office:value="27.43" calcext:value-type="float">
            <text:p>2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7:00 </text:p>
          </table:table-cell>
          <table:table-cell table:style-name="ce2" office:value-type="float" office:value="28.23" calcext:value-type="float">
            <text:p>28.23</text:p>
          </table:table-cell>
          <table:table-cell table:style-name="ce2" office:value-type="float" office:value="29.43" calcext:value-type="float">
            <text:p>29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6:30 </text:p>
          </table:table-cell>
          <table:table-cell table:style-name="ce2" office:value-type="float" office:value="45.71" calcext:value-type="float">
            <text:p>45.71</text:p>
          </table:table-cell>
          <table:table-cell table:style-name="ce2" office:value-type="float" office:value="50.05" calcext:value-type="float">
            <text:p>50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6:00 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83.35" calcext:value-type="float">
            <text:p>8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5:30 </text:p>
          </table:table-cell>
          <table:table-cell table:style-name="ce2" office:value-type="float" office:value="61.03" calcext:value-type="float">
            <text:p>61.03</text:p>
          </table:table-cell>
          <table:table-cell table:style-name="ce2" office:value-type="float" office:value="89.73" calcext:value-type="float">
            <text:p>89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5:00 </text:p>
          </table:table-cell>
          <table:table-cell table:style-name="ce2" office:value-type="float" office:value="63.74" calcext:value-type="float">
            <text:p>63.74</text:p>
          </table:table-cell>
          <table:table-cell table:style-name="ce2" office:value-type="float" office:value="103.68" calcext:value-type="float">
            <text:p>103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4:30 </text:p>
          </table:table-cell>
          <table:table-cell table:style-name="ce2" office:value-type="float" office:value="61.24" calcext:value-type="float">
            <text:p>61.24</text:p>
          </table:table-cell>
          <table:table-cell table:style-name="ce2" office:value-type="float" office:value="98.67" calcext:value-type="float">
            <text:p>98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4:00 </text:p>
          </table:table-cell>
          <table:table-cell table:style-name="ce2" office:value-type="float" office:value="52.67" calcext:value-type="float">
            <text:p>52.67</text:p>
          </table:table-cell>
          <table:table-cell table:style-name="ce2" office:value-type="float" office:value="79.45" calcext:value-type="float">
            <text:p>79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3:30 </text:p>
          </table:table-cell>
          <table:table-cell table:style-name="ce2" office:value-type="float" office:value="45.86" calcext:value-type="float">
            <text:p>45.86</text:p>
          </table:table-cell>
          <table:table-cell table:style-name="ce2" office:value-type="float" office:value="68.52" calcext:value-type="float">
            <text:p>68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3:00 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55.18" calcext:value-type="float">
            <text:p>55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2:30 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31.67" calcext:value-type="float">
            <text:p>31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2:00 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40.83" calcext:value-type="float">
            <text:p>40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1:30 </text:p>
          </table:table-cell>
          <table:table-cell table:style-name="ce2" office:value-type="float" office:value="76.75" calcext:value-type="float">
            <text:p>76.75</text:p>
          </table:table-cell>
          <table:table-cell table:style-name="ce2" office:value-type="float" office:value="218.27" calcext:value-type="float">
            <text:p>218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1:00 </text:p>
          </table:table-cell>
          <table:table-cell table:style-name="ce2" office:value-type="float" office:value="69.18" calcext:value-type="float">
            <text:p>69.18</text:p>
          </table:table-cell>
          <table:table-cell table:style-name="ce2" office:value-type="float" office:value="181.96" calcext:value-type="float">
            <text:p>18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0:30 </text:p>
          </table:table-cell>
          <table:table-cell table:style-name="ce2" office:value-type="float" office:value="77.72" calcext:value-type="float">
            <text:p>77.72</text:p>
          </table:table-cell>
          <table:table-cell table:style-name="ce2" office:value-type="float" office:value="328.95" calcext:value-type="float">
            <text:p>32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0:00 </text:p>
          </table:table-cell>
          <table:table-cell table:style-name="ce2" office:value-type="float" office:value="94.46" calcext:value-type="float">
            <text:p>94.46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9:30 </text:p>
          </table:table-cell>
          <table:table-cell table:style-name="ce2" office:value-type="float" office:value="93.25" calcext:value-type="float">
            <text:p>93.25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9:00 </text:p>
          </table:table-cell>
          <table:table-cell table:style-name="ce2" office:value-type="float" office:value="99.66" calcext:value-type="float">
            <text:p>99.66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8:30 </text:p>
          </table:table-cell>
          <table:table-cell table:style-name="ce2" office:value-type="float" office:value="82.29" calcext:value-type="float">
            <text:p>82.29</text:p>
          </table:table-cell>
          <table:table-cell table:style-name="ce2" office:value-type="float" office:value="409.54" calcext:value-type="float">
            <text:p>409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8:00 </text:p>
          </table:table-cell>
          <table:table-cell table:style-name="ce2" office:value-type="float" office:value="78.55" calcext:value-type="float">
            <text:p>78.55</text:p>
          </table:table-cell>
          <table:table-cell table:style-name="ce2" office:value-type="float" office:value="321.53" calcext:value-type="float">
            <text:p>321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7:30 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float" office:value="320.31" calcext:value-type="float">
            <text:p>32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7:00 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247.9" calcext:value-type="float">
            <text:p>247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6:30 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148.33" calcext:value-type="float">
            <text:p>148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6:00 </text:p>
          </table:table-cell>
          <table:table-cell table:style-name="ce2" office:value-type="float" office:value="53.03" calcext:value-type="float">
            <text:p>53.03</text:p>
          </table:table-cell>
          <table:table-cell table:style-name="ce2" office:value-type="float" office:value="67.11" calcext:value-type="float">
            <text:p>67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5:30 </text:p>
          </table:table-cell>
          <table:table-cell table:style-name="ce2" office:value-type="float" office:value="37.71" calcext:value-type="float">
            <text:p>37.71</text:p>
          </table:table-cell>
          <table:table-cell table:style-name="ce2" office:value-type="float" office:value="42.02" calcext:value-type="float">
            <text:p>42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4:30 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27.06" calcext:value-type="float">
            <text:p>27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4:00 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26.32" calcext:value-type="float">
            <text:p>26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3:30 </text:p>
          </table:table-cell>
          <table:table-cell table:style-name="ce2" office:value-type="float" office:value="19.74" calcext:value-type="float">
            <text:p>19.74</text:p>
          </table:table-cell>
          <table:table-cell table:style-name="ce2" office:value-type="float" office:value="21.92" calcext:value-type="float">
            <text:p>21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3:00 </text:p>
          </table:table-cell>
          <table:table-cell table:style-name="ce2" office:value-type="float" office:value="22.32" calcext:value-type="float">
            <text:p>22.32</text:p>
          </table:table-cell>
          <table:table-cell table:style-name="ce2" office:value-type="float" office:value="24.5" calcext:value-type="float">
            <text:p>24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2:30 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24.98" calcext:value-type="float">
            <text:p>24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2:00 </text:p>
          </table:table-cell>
          <table:table-cell table:style-name="ce2" office:value-type="float" office:value="22.91" calcext:value-type="float">
            <text:p>22.91</text:p>
          </table:table-cell>
          <table:table-cell table:style-name="ce2" office:value-type="float" office:value="24.48" calcext:value-type="float">
            <text:p>24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1:30 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1.73" calcext:value-type="float">
            <text:p>21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1:00 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1.06" calcext:value-type="float">
            <text:p>21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0:30 </text:p>
          </table:table-cell>
          <table:table-cell table:style-name="ce2" office:value-type="float" office:value="24.33" calcext:value-type="float">
            <text:p>24.33</text:p>
          </table:table-cell>
          <table:table-cell table:style-name="ce2" office:value-type="float" office:value="25.21" calcext:value-type="float">
            <text:p>25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0:00 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26.07" calcext:value-type="float">
            <text:p>26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3:30 </text:p>
          </table:table-cell>
          <table:table-cell table:style-name="ce2" office:value-type="float" office:value="24.06" calcext:value-type="float">
            <text:p>24.06</text:p>
          </table:table-cell>
          <table:table-cell table:style-name="ce2" office:value-type="float" office:value="25.34" calcext:value-type="float">
            <text:p>25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3:00 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32.76" calcext:value-type="float">
            <text:p>32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2:30 </text:p>
          </table:table-cell>
          <table:table-cell table:style-name="ce2" office:value-type="float" office:value="34.37" calcext:value-type="float">
            <text:p>34.37</text:p>
          </table:table-cell>
          <table:table-cell table:style-name="ce2" office:value-type="float" office:value="36.82" calcext:value-type="float">
            <text:p>36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2:00 </text:p>
          </table:table-cell>
          <table:table-cell table:style-name="ce2" office:value-type="float" office:value="36.66" calcext:value-type="float">
            <text:p>36.66</text:p>
          </table:table-cell>
          <table:table-cell table:style-name="ce2" office:value-type="float" office:value="39.11" calcext:value-type="float">
            <text:p>39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1:30 </text:p>
          </table:table-cell>
          <table:table-cell table:style-name="ce2" office:value-type="float" office:value="34.58" calcext:value-type="float">
            <text:p>34.58</text:p>
          </table:table-cell>
          <table:table-cell table:style-name="ce2" office:value-type="float" office:value="37.2" calcext:value-type="float">
            <text:p>37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1:00 </text:p>
          </table:table-cell>
          <table:table-cell table:style-name="ce2" office:value-type="float" office:value="29.87" calcext:value-type="float">
            <text:p>29.87</text:p>
          </table:table-cell>
          <table:table-cell table:style-name="ce2" office:value-type="float" office:value="30.56" calcext:value-type="float">
            <text:p>3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0:30 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33.32" calcext:value-type="float">
            <text:p>33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0:00 </text:p>
          </table:table-cell>
          <table:table-cell table:style-name="ce2" office:value-type="float" office:value="35.52" calcext:value-type="float">
            <text:p>35.52</text:p>
          </table:table-cell>
          <table:table-cell table:style-name="ce2" office:value-type="float" office:value="37.08" calcext:value-type="float">
            <text:p>37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9:30 </text:p>
          </table:table-cell>
          <table:table-cell table:style-name="ce2" office:value-type="float" office:value="31.04" calcext:value-type="float">
            <text:p>31.04</text:p>
          </table:table-cell>
          <table:table-cell table:style-name="ce2" office:value-type="float" office:value="32.4" calcext:value-type="float">
            <text:p>32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9:00 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9.51" calcext:value-type="float">
            <text:p>29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8:30 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34.94" calcext:value-type="float">
            <text:p>34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8:00 </text:p>
          </table:table-cell>
          <table:table-cell table:style-name="ce2" office:value-type="float" office:value="41.73" calcext:value-type="float">
            <text:p>41.73</text:p>
          </table:table-cell>
          <table:table-cell table:style-name="ce2" office:value-type="float" office:value="45.63" calcext:value-type="float">
            <text:p>45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7:30 </text:p>
          </table:table-cell>
          <table:table-cell table:style-name="ce2" office:value-type="float" office:value="40.64" calcext:value-type="float">
            <text:p>40.64</text:p>
          </table:table-cell>
          <table:table-cell table:style-name="ce2" office:value-type="float" office:value="43.97" calcext:value-type="float">
            <text:p>43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7:00 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35.65" calcext:value-type="float">
            <text:p>35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6:30 </text:p>
          </table:table-cell>
          <table:table-cell table:style-name="ce2" office:value-type="float" office:value="34.04" calcext:value-type="float">
            <text:p>34.04</text:p>
          </table:table-cell>
          <table:table-cell table:style-name="ce2" office:value-type="float" office:value="35.99" calcext:value-type="float">
            <text:p>35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6:00 </text:p>
          </table:table-cell>
          <table:table-cell table:style-name="ce2" office:value-type="float" office:value="36.05" calcext:value-type="float">
            <text:p>36.05</text:p>
          </table:table-cell>
          <table:table-cell table:style-name="ce2" office:value-type="float" office:value="38.86" calcext:value-type="float">
            <text:p>3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5:30 </text:p>
          </table:table-cell>
          <table:table-cell table:style-name="ce2" office:value-type="float" office:value="34.62" calcext:value-type="float">
            <text:p>34.62</text:p>
          </table:table-cell>
          <table:table-cell table:style-name="ce2" office:value-type="float" office:value="39.28" calcext:value-type="float">
            <text:p>39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5:00 </text:p>
          </table:table-cell>
          <table:table-cell table:style-name="ce2" office:value-type="float" office:value="28.78" calcext:value-type="float">
            <text:p>28.78</text:p>
          </table:table-cell>
          <table:table-cell table:style-name="ce2" office:value-type="float" office:value="31.71" calcext:value-type="float">
            <text:p>3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4:30 </text:p>
          </table:table-cell>
          <table:table-cell table:style-name="ce2" office:value-type="float" office:value="26.51" calcext:value-type="float">
            <text:p>26.51</text:p>
          </table:table-cell>
          <table:table-cell table:style-name="ce2" office:value-type="float" office:value="30.27" calcext:value-type="float">
            <text:p>30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4:00 </text:p>
          </table:table-cell>
          <table:table-cell table:style-name="ce2" office:value-type="float" office:value="41.56" calcext:value-type="float">
            <text:p>41.56</text:p>
          </table:table-cell>
          <table:table-cell table:style-name="ce2" office:value-type="float" office:value="52.84" calcext:value-type="float">
            <text:p>5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3:30 </text:p>
          </table:table-cell>
          <table:table-cell table:style-name="ce2" office:value-type="float" office:value="40.12" calcext:value-type="float">
            <text:p>40.12</text:p>
          </table:table-cell>
          <table:table-cell table:style-name="ce2" office:value-type="float" office:value="51.94" calcext:value-type="float">
            <text:p>51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3:00 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2:30 </text:p>
          </table:table-cell>
          <table:table-cell table:style-name="ce2" office:value-type="float" office:value="46.21" calcext:value-type="float">
            <text:p>46.21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2:00 </text:p>
          </table:table-cell>
          <table:table-cell table:style-name="ce2" office:value-type="float" office:value="43.99" calcext:value-type="float">
            <text:p>43.99</text:p>
          </table:table-cell>
          <table:table-cell table:style-name="ce2" office:value-type="float" office:value="66.12" calcext:value-type="float">
            <text:p>66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1:30 </text:p>
          </table:table-cell>
          <table:table-cell table:style-name="ce2" office:value-type="float" office:value="46.13" calcext:value-type="float">
            <text:p>46.13</text:p>
          </table:table-cell>
          <table:table-cell table:style-name="ce2" office:value-type="float" office:value="71.62" calcext:value-type="float">
            <text:p>71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1:00 </text:p>
          </table:table-cell>
          <table:table-cell table:style-name="ce2" office:value-type="float" office:value="50.59" calcext:value-type="float">
            <text:p>50.59</text:p>
          </table:table-cell>
          <table:table-cell table:style-name="ce2" office:value-type="float" office:value="82.33" calcext:value-type="float">
            <text:p>82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0:30 </text:p>
          </table:table-cell>
          <table:table-cell table:style-name="ce2" office:value-type="float" office:value="46.01" calcext:value-type="float">
            <text:p>46.01</text:p>
          </table:table-cell>
          <table:table-cell table:style-name="ce2" office:value-type="float" office:value="79.58" calcext:value-type="float">
            <text:p>79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0:00 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96.96" calcext:value-type="float">
            <text:p>96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9:30 </text:p>
          </table:table-cell>
          <table:table-cell table:style-name="ce2" office:value-type="float" office:value="43.93" calcext:value-type="float">
            <text:p>43.93</text:p>
          </table:table-cell>
          <table:table-cell table:style-name="ce2" office:value-type="float" office:value="90.42" calcext:value-type="float">
            <text:p>90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9:00 </text:p>
          </table:table-cell>
          <table:table-cell table:style-name="ce2" office:value-type="float" office:value="45.44" calcext:value-type="float">
            <text:p>45.44</text:p>
          </table:table-cell>
          <table:table-cell table:style-name="ce2" office:value-type="float" office:value="99.45" calcext:value-type="float">
            <text:p>99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8:30 </text:p>
          </table:table-cell>
          <table:table-cell table:style-name="ce2" office:value-type="float" office:value="37.73" calcext:value-type="float">
            <text:p>37.73</text:p>
          </table:table-cell>
          <table:table-cell table:style-name="ce2" office:value-type="float" office:value="65.08" calcext:value-type="float">
            <text:p>6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8:00 </text:p>
          </table:table-cell>
          <table:table-cell table:style-name="ce2" office:value-type="float" office:value="46.53" calcext:value-type="float">
            <text:p>46.53</text:p>
          </table:table-cell>
          <table:table-cell table:style-name="ce2" office:value-type="float" office:value="67.86" calcext:value-type="float">
            <text:p>6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7:30 </text:p>
          </table:table-cell>
          <table:table-cell table:style-name="ce2" office:value-type="float" office:value="45.61" calcext:value-type="float">
            <text:p>45.61</text:p>
          </table:table-cell>
          <table:table-cell table:style-name="ce2" office:value-type="float" office:value="62.56" calcext:value-type="float">
            <text:p>62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7:00 </text:p>
          </table:table-cell>
          <table:table-cell table:style-name="ce2" office:value-type="float" office:value="39.03" calcext:value-type="float">
            <text:p>39.03</text:p>
          </table:table-cell>
          <table:table-cell table:style-name="ce2" office:value-type="float" office:value="48.79" calcext:value-type="float">
            <text:p>48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6:30 </text:p>
          </table:table-cell>
          <table:table-cell table:style-name="ce2" office:value-type="float" office:value="38.15" calcext:value-type="float">
            <text:p>38.15</text:p>
          </table:table-cell>
          <table:table-cell table:style-name="ce2" office:value-type="float" office:value="43.41" calcext:value-type="float">
            <text:p>4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6:00 </text:p>
          </table:table-cell>
          <table:table-cell table:style-name="ce2" office:value-type="float" office:value="33.39" calcext:value-type="float">
            <text:p>33.39</text:p>
          </table:table-cell>
          <table:table-cell table:style-name="ce2" office:value-type="float" office:value="37.68" calcext:value-type="float">
            <text:p>3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5:30 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float" office:value="31.63" calcext:value-type="float">
            <text:p>3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5:00 </text:p>
          </table:table-cell>
          <table:table-cell table:style-name="ce2" office:value-type="float" office:value="17.23" calcext:value-type="float">
            <text:p>17.23</text:p>
          </table:table-cell>
          <table:table-cell table:style-name="ce2" office:value-type="float" office:value="18.42" calcext:value-type="float">
            <text:p>18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4:30 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4.55" calcext:value-type="float">
            <text:p>14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3:30 </text:p>
          </table:table-cell>
          <table:table-cell table:style-name="ce2" office:value-type="float" office:value="15.55" calcext:value-type="float">
            <text:p>15.55</text:p>
          </table:table-cell>
          <table:table-cell table:style-name="ce2" office:value-type="float" office:value="18.09" calcext:value-type="float">
            <text:p>1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3:00 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6.47" calcext:value-type="float">
            <text:p>16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2:30 </text:p>
          </table:table-cell>
          <table:table-cell table:style-name="ce2" office:value-type="float" office:value="18.99" calcext:value-type="float">
            <text:p>18.99</text:p>
          </table:table-cell>
          <table:table-cell table:style-name="ce2" office:value-type="float" office:value="20.73" calcext:value-type="float">
            <text:p>20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2:00 </text:p>
          </table:table-cell>
          <table:table-cell table:style-name="ce2" office:value-type="float" office:value="20.77" calcext:value-type="float">
            <text:p>20.77</text:p>
          </table:table-cell>
          <table:table-cell table:style-name="ce2" office:value-type="float" office:value="23.12" calcext:value-type="float">
            <text:p>23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1:30 </text:p>
          </table:table-cell>
          <table:table-cell table:style-name="ce2" office:value-type="float" office:value="19.74" calcext:value-type="float">
            <text:p>19.74</text:p>
          </table:table-cell>
          <table:table-cell table:style-name="ce2" office:value-type="float" office:value="21.61" calcext:value-type="float">
            <text:p>21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1:00 </text:p>
          </table:table-cell>
          <table:table-cell table:style-name="ce2" office:value-type="float" office:value="11.84" calcext:value-type="float">
            <text:p>11.84</text:p>
          </table:table-cell>
          <table:table-cell table:style-name="ce2"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0:30 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14.21" calcext:value-type="float">
            <text:p>14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0:00 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6.87" calcext:value-type="float">
            <text:p>16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3:30 </text:p>
          </table:table-cell>
          <table:table-cell table:style-name="ce2" office:value-type="float" office:value="13.64" calcext:value-type="float">
            <text:p>13.64</text:p>
          </table:table-cell>
          <table:table-cell table:style-name="ce2" office:value-type="float" office:value="15.61" calcext:value-type="float">
            <text:p>15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3:00 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4.27" calcext:value-type="float">
            <text:p>14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2:30 </text:p>
          </table:table-cell>
          <table:table-cell table:style-name="ce2" office:value-type="float" office:value="12.99" calcext:value-type="float">
            <text:p>12.99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2:00 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12.89" calcext:value-type="float">
            <text:p>1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1:30 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7.23" calcext:value-type="float">
            <text:p>7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1:00 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5.47" calcext:value-type="float">
            <text:p>5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0:30 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72" calcext:value-type="float">
            <text:p>4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0:00 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7.32" calcext:value-type="float">
            <text:p>7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9:30 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9.01" calcext:value-type="float">
            <text:p>9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9:00 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office:value-type="float" office:value="13.94" calcext:value-type="float">
            <text:p>13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8:30 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2.99" calcext:value-type="float">
            <text:p>12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8:00 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14.34" calcext:value-type="float">
            <text:p>14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7:30 </text:p>
          </table:table-cell>
          <table:table-cell table:style-name="ce2" office:value-type="float" office:value="12.32" calcext:value-type="float">
            <text:p>12.32</text:p>
          </table:table-cell>
          <table:table-cell table:style-name="ce2" office:value-type="float" office:value="13.69" calcext:value-type="float">
            <text:p>13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7:00 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6:30 </text:p>
          </table:table-cell>
          <table:table-cell table:style-name="ce2" office:value-type="float" office:value="21.46" calcext:value-type="float">
            <text:p>21.46</text:p>
          </table:table-cell>
          <table:table-cell table:style-name="ce2" office:value-type="float" office:value="24.38" calcext:value-type="float">
            <text:p>24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6:00 </text:p>
          </table:table-cell>
          <table:table-cell table:style-name="ce2" office:value-type="float" office:value="17.21" calcext:value-type="float">
            <text:p>17.21</text:p>
          </table:table-cell>
          <table:table-cell table:style-name="ce2" office:value-type="float" office:value="19.32" calcext:value-type="float">
            <text:p>19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5:30 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office:value-type="float" office:value="15.43" calcext:value-type="float">
            <text:p>15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5:00 </text:p>
          </table:table-cell>
          <table:table-cell table:style-name="ce2" office:value-type="float" office:value="13.98" calcext:value-type="float">
            <text:p>13.98</text:p>
          </table:table-cell>
          <table:table-cell table:style-name="ce2" office:value-type="float" office:value="16.14" calcext:value-type="float">
            <text:p>16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4:30 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20.81" calcext:value-type="float">
            <text:p>20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4:00 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29.76" calcext:value-type="float">
            <text:p>29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3:30 </text:p>
          </table:table-cell>
          <table:table-cell table:style-name="ce2" office:value-type="float" office:value="20.44" calcext:value-type="float">
            <text:p>20.44</text:p>
          </table:table-cell>
          <table:table-cell table:style-name="ce2" office:value-type="float" office:value="29.3" calcext:value-type="float">
            <text:p>29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3:00 </text:p>
          </table:table-cell>
          <table:table-cell table:style-name="ce2" office:value-type="float" office:value="15.93" calcext:value-type="float">
            <text:p>15.93</text:p>
          </table:table-cell>
          <table:table-cell table:style-name="ce2" office:value-type="float" office:value="24.59" calcext:value-type="float">
            <text:p>24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2:30 </text:p>
          </table:table-cell>
          <table:table-cell table:style-name="ce2" office:value-type="float" office:value="21.36" calcext:value-type="float">
            <text:p>21.36</text:p>
          </table:table-cell>
          <table:table-cell table:style-name="ce2" office:value-type="float" office:value="34.31" calcext:value-type="float">
            <text:p>34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2:00 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57.38" calcext:value-type="float">
            <text:p>57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1:30 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52.17" calcext:value-type="float">
            <text:p>52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1:00 </text:p>
          </table:table-cell>
          <table:table-cell table:style-name="ce2" office:value-type="float" office:value="26.51" calcext:value-type="float">
            <text:p>26.51</text:p>
          </table:table-cell>
          <table:table-cell table:style-name="ce2" office:value-type="float" office:value="41.5" calcext:value-type="float">
            <text:p>41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0:30 </text:p>
          </table:table-cell>
          <table:table-cell table:style-name="ce2" office:value-type="float" office:value="25.74" calcext:value-type="float">
            <text:p>25.74</text:p>
          </table:table-cell>
          <table:table-cell table:style-name="ce2" office:value-type="float" office:value="39.4" calcext:value-type="float">
            <text:p>39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0:00 </text:p>
          </table:table-cell>
          <table:table-cell table:style-name="ce2" office:value-type="float" office:value="23.62" calcext:value-type="float">
            <text:p>23.62</text:p>
          </table:table-cell>
          <table:table-cell table:style-name="ce2" office:value-type="float" office:value="30.66" calcext:value-type="float">
            <text:p>30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9:30 </text:p>
          </table:table-cell>
          <table:table-cell table:style-name="ce2" office:value-type="float" office:value="21.29" calcext:value-type="float">
            <text:p>21.29</text:p>
          </table:table-cell>
          <table:table-cell table:style-name="ce2" office:value-type="float" office:value="24.73" calcext:value-type="float">
            <text:p>24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9:00 </text:p>
          </table:table-cell>
          <table:table-cell table:style-name="ce2" office:value-type="float" office:value="23.89" calcext:value-type="float">
            <text:p>23.89</text:p>
          </table:table-cell>
          <table:table-cell table:style-name="ce2" office:value-type="float" office:value="30.27" calcext:value-type="float">
            <text:p>30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8:30 </text:p>
          </table:table-cell>
          <table:table-cell table:style-name="ce2" office:value-type="float" office:value="28.27" calcext:value-type="float">
            <text:p>28.27</text:p>
          </table:table-cell>
          <table:table-cell table:style-name="ce2" office:value-type="float" office:value="50.51" calcext:value-type="float">
            <text:p>5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8:00 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53.91" calcext:value-type="float">
            <text:p>53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7:30 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51.52" calcext:value-type="float">
            <text:p>51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7:00 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44.66" calcext:value-type="float">
            <text:p>4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6:30 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43.78" calcext:value-type="float">
            <text:p>43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5:30 </text:p>
          </table:table-cell>
          <table:table-cell table:style-name="ce2" office:value-type="float" office:value="28.63" calcext:value-type="float">
            <text:p>28.63</text:p>
          </table:table-cell>
          <table:table-cell table:style-name="ce2" office:value-type="float" office:value="42.63" calcext:value-type="float">
            <text:p>42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5:00 </text:p>
          </table:table-cell>
          <table:table-cell table:style-name="ce2" office:value-type="float" office:value="23.77" calcext:value-type="float">
            <text:p>23.77</text:p>
          </table:table-cell>
          <table:table-cell table:style-name="ce2" office:value-type="float" office:value="35.73" calcext:value-type="float">
            <text:p>35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4:30 </text:p>
          </table:table-cell>
          <table:table-cell table:style-name="ce2" office:value-type="float" office:value="21.13" calcext:value-type="float">
            <text:p>21.13</text:p>
          </table:table-cell>
          <table:table-cell table:style-name="ce2" office:value-type="float" office:value="26.64" calcext:value-type="float">
            <text:p>26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4:00 </text:p>
          </table:table-cell>
          <table:table-cell table:style-name="ce2" office:value-type="float" office:value="19.05" calcext:value-type="float">
            <text:p>19.05</text:p>
          </table:table-cell>
          <table:table-cell table:style-name="ce2" office:value-type="float" office:value="22.59" calcext:value-type="float">
            <text:p>22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3:30 </text:p>
          </table:table-cell>
          <table:table-cell table:style-name="ce2" office:value-type="float" office:value="20.92" calcext:value-type="float">
            <text:p>20.92</text:p>
          </table:table-cell>
          <table:table-cell table:style-name="ce2" office:value-type="float" office:value="23.73" calcext:value-type="float">
            <text:p>23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3:00 </text:p>
          </table:table-cell>
          <table:table-cell table:style-name="ce2" office:value-type="float" office:value="19.93" calcext:value-type="float">
            <text:p>19.93</text:p>
          </table:table-cell>
          <table:table-cell table:style-name="ce2" office:value-type="float" office:value="22.36" calcext:value-type="float">
            <text:p>22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2:30 </text:p>
          </table:table-cell>
          <table:table-cell table:style-name="ce2" office:value-type="float" office:value="17.79" calcext:value-type="float">
            <text:p>17.79</text:p>
          </table:table-cell>
          <table:table-cell table:style-name="ce2" office:value-type="float" office:value="19.78" calcext:value-type="float">
            <text:p>19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2:00 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17.4" calcext:value-type="float">
            <text:p>17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1:30 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15.47" calcext:value-type="float">
            <text:p>15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1:00 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0:30 </text:p>
          </table:table-cell>
          <table:table-cell table:style-name="ce2" office:value-type="float" office:value="15.74" calcext:value-type="float">
            <text:p>15.74</text:p>
          </table:table-cell>
          <table:table-cell table:style-name="ce2" office:value-type="float" office:value="16.91" calcext:value-type="float">
            <text:p>1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0:00 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14.71" calcext:value-type="float">
            <text:p>14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3:30 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16.31" calcext:value-type="float">
            <text:p>16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3:00 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3.35" calcext:value-type="float">
            <text:p>1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2:30 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12.24" calcext:value-type="float">
            <text:p>12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2:0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4.11" calcext:value-type="float">
            <text:p>14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1:30 </text:p>
          </table:table-cell>
          <table:table-cell table:style-name="ce2" office:value-type="float" office:value="16.22" calcext:value-type="float">
            <text:p>16.22</text:p>
          </table:table-cell>
          <table:table-cell table:style-name="ce2" office:value-type="float" office:value="17.44" calcext:value-type="float">
            <text:p>17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1:00 </text:p>
          </table:table-cell>
          <table:table-cell table:style-name="ce2" office:value-type="float" office:value="13.98" calcext:value-type="float">
            <text:p>13.98</text:p>
          </table:table-cell>
          <table:table-cell table:style-name="ce2" office:value-type="float" office:value="15.38" calcext:value-type="float">
            <text:p>15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0:30 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10.73" calcext:value-type="float">
            <text:p>10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0:00 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1.55" calcext:value-type="float">
            <text:p>11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9:30 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13.04" calcext:value-type="float">
            <text:p>13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9:00 </text:p>
          </table:table-cell>
          <table:table-cell table:style-name="ce2" office:value-type="float" office:value="28.96" calcext:value-type="float">
            <text:p>28.9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8:30 </text:p>
          </table:table-cell>
          <table:table-cell table:style-name="ce2" office:value-type="float" office:value="32.07" calcext:value-type="float">
            <text:p>32.07</text:p>
          </table:table-cell>
          <table:table-cell table:style-name="ce2" office:value-type="float" office:value="34.65" calcext:value-type="float">
            <text:p>34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8:00 </text:p>
          </table:table-cell>
          <table:table-cell table:style-name="ce2" office:value-type="float" office:value="31.12" calcext:value-type="float">
            <text:p>31.12</text:p>
          </table:table-cell>
          <table:table-cell table:style-name="ce2" office:value-type="float" office:value="33.81" calcext:value-type="float">
            <text:p>3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7:30 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29.09" calcext:value-type="float">
            <text:p>2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7:00 </text:p>
          </table:table-cell>
          <table:table-cell table:style-name="ce2" office:value-type="float" office:value="36.57" calcext:value-type="float">
            <text:p>36.57</text:p>
          </table:table-cell>
          <table:table-cell table:style-name="ce2" office:value-type="float" office:value="39.38" calcext:value-type="float">
            <text:p>39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6:30 </text:p>
          </table:table-cell>
          <table:table-cell table:style-name="ce2" office:value-type="float" office:value="40.18" calcext:value-type="float">
            <text:p>40.18</text:p>
          </table:table-cell>
          <table:table-cell table:style-name="ce2" office:value-type="float" office:value="43.24" calcext:value-type="float">
            <text:p>43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6:00 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35.9" calcext:value-type="float">
            <text:p>35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5:30 </text:p>
          </table:table-cell>
          <table:table-cell table:style-name="ce2" office:value-type="float" office:value="23.49" calcext:value-type="float">
            <text:p>23.49</text:p>
          </table:table-cell>
          <table:table-cell table:style-name="ce2" office:value-type="float" office:value="25.32" calcext:value-type="float">
            <text:p>2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5:00 </text:p>
          </table:table-cell>
          <table:table-cell table:style-name="ce2" office:value-type="float" office:value="23.64" calcext:value-type="float">
            <text:p>23.64</text:p>
          </table:table-cell>
          <table:table-cell table:style-name="ce2" office:value-type="float" office:value="25.93" calcext:value-type="float">
            <text:p>25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4:30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.19" calcext:value-type="float">
            <text:p>28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4:00 </text:p>
          </table:table-cell>
          <table:table-cell table:style-name="ce2" office:value-type="float" office:value="22.59" calcext:value-type="float">
            <text:p>22.59</text:p>
          </table:table-cell>
          <table:table-cell table:style-name="ce2" office:value-type="float" office:value="26.81" calcext:value-type="float">
            <text:p>26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3:30 </text:p>
          </table:table-cell>
          <table:table-cell table:style-name="ce2" office:value-type="float" office:value="26.16" calcext:value-type="float">
            <text:p>26.16</text:p>
          </table:table-cell>
          <table:table-cell table:style-name="ce2" office:value-type="float" office:value="33.41" calcext:value-type="float">
            <text:p>3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3:00 </text:p>
          </table:table-cell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37.43" calcext:value-type="float">
            <text:p>3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2:30 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29.66" calcext:value-type="float">
            <text:p>29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2:00 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33.81" calcext:value-type="float">
            <text:p>3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1:30 </text:p>
          </table:table-cell>
          <table:table-cell table:style-name="ce2" office:value-type="float" office:value="26.03" calcext:value-type="float">
            <text:p>26.03</text:p>
          </table:table-cell>
          <table:table-cell table:style-name="ce2" office:value-type="float" office:value="30.77" calcext:value-type="float">
            <text:p>30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1:00 </text:p>
          </table:table-cell>
          <table:table-cell table:style-name="ce2" office:value-type="float" office:value="24.27" calcext:value-type="float">
            <text:p>24.27</text:p>
          </table:table-cell>
          <table:table-cell table:style-name="ce2" office:value-type="float" office:value="27.69" calcext:value-type="float">
            <text:p>27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0:30 </text:p>
          </table:table-cell>
          <table:table-cell table:style-name="ce2" office:value-type="float" office:value="19.43" calcext:value-type="float">
            <text:p>19.43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0:00 </text:p>
          </table:table-cell>
          <table:table-cell table:style-name="ce2" office:value-type="float" office:value="28.09" calcext:value-type="float">
            <text:p>28.09</text:p>
          </table:table-cell>
          <table:table-cell table:style-name="ce2" office:value-type="float" office:value="32.3" calcext:value-type="float">
            <text:p>32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9:30 </text:p>
          </table:table-cell>
          <table:table-cell table:style-name="ce2" office:value-type="float" office:value="30.37" calcext:value-type="float">
            <text:p>30.37</text:p>
          </table:table-cell>
          <table:table-cell table:style-name="ce2" office:value-type="float" office:value="33.91" calcext:value-type="float">
            <text:p>33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9:00 </text:p>
          </table:table-cell>
          <table:table-cell table:style-name="ce2" office:value-type="float" office:value="35.67" calcext:value-type="float">
            <text:p>35.67</text:p>
          </table:table-cell>
          <table:table-cell table:style-name="ce2" office:value-type="float" office:value="40.45" calcext:value-type="float">
            <text:p>40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8:30 </text:p>
          </table:table-cell>
          <table:table-cell table:style-name="ce2" office:value-type="float" office:value="38.54" calcext:value-type="float">
            <text:p>38.54</text:p>
          </table:table-cell>
          <table:table-cell table:style-name="ce2" office:value-type="float" office:value="43.85" calcext:value-type="float">
            <text:p>43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8:00 </text:p>
          </table:table-cell>
          <table:table-cell table:style-name="ce2" office:value-type="float" office:value="51.06" calcext:value-type="float">
            <text:p>51.06</text:p>
          </table:table-cell>
          <table:table-cell table:style-name="ce2" office:value-type="float" office:value="63.95" calcext:value-type="float">
            <text:p>63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7:30 </text:p>
          </table:table-cell>
          <table:table-cell table:style-name="ce2" office:value-type="float" office:value="54.47" calcext:value-type="float">
            <text:p>54.47</text:p>
          </table:table-cell>
          <table:table-cell table:style-name="ce2" office:value-type="float" office:value="70.44" calcext:value-type="float">
            <text:p>70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7:00 </text:p>
          </table:table-cell>
          <table:table-cell table:style-name="ce2" office:value-type="float" office:value="37.08" calcext:value-type="float">
            <text:p>37.08</text:p>
          </table:table-cell>
          <table:table-cell table:style-name="ce2" office:value-type="float" office:value="41.65" calcext:value-type="float">
            <text:p>41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6:30 </text:p>
          </table:table-cell>
          <table:table-cell table:style-name="ce2" office:value-type="float" office:value="23.14" calcext:value-type="float">
            <text:p>23.14</text:p>
          </table:table-cell>
          <table:table-cell table:style-name="ce2" office:value-type="float" office:value="26.3" calcext:value-type="float">
            <text:p>26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6:00 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15.89" calcext:value-type="float">
            <text:p>15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5:30 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97" calcext:value-type="float">
            <text:p>11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4:30 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4:00 </text:p>
          </table:table-cell>
          <table:table-cell table:style-name="ce2" office:value-type="float" office:value="22.57" calcext:value-type="float">
            <text:p>22.57</text:p>
          </table:table-cell>
          <table:table-cell table:style-name="ce2" office:value-type="float" office:value="22.89" calcext:value-type="float">
            <text:p>2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3:30 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13.06" calcext:value-type="float">
            <text:p>13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3:00 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0.17" calcext:value-type="float">
            <text:p>10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2:30 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12.01" calcext:value-type="float">
            <text:p>12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2:00 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12.05" calcext:value-type="float">
            <text:p>12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1:30 </text:p>
          </table:table-cell>
          <table:table-cell table:style-name="ce2" office:value-type="float" office:value="12.05" calcext:value-type="float">
            <text:p>12.05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1:00 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13.23" calcext:value-type="float">
            <text:p>1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0:30 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2.13" calcext:value-type="float">
            <text:p>12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0:00 </text:p>
          </table:table-cell>
          <table:table-cell table:style-name="ce2" office:value-type="float" office:value="19.28" calcext:value-type="float">
            <text:p>19.28</text:p>
          </table:table-cell>
          <table:table-cell table:style-name="ce2" office:value-type="float" office:value="20.67" calcext:value-type="float">
            <text:p>2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3:30 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3:00 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2:30 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11.07" calcext:value-type="float">
            <text:p>11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2:00 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9.26" calcext:value-type="float">
            <text:p>9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1:30 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9.77" calcext:value-type="float">
            <text:p>9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1:00 </text:p>
          </table:table-cell>
          <table:table-cell table:style-name="ce2" office:value-type="float" office:value="9.29" calcext:value-type="float">
            <text:p>9.29</text:p>
          </table:table-cell>
          <table:table-cell table:style-name="ce2" office:value-type="float" office:value="9.52" calcext:value-type="float">
            <text:p>9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0:30 </text:p>
          </table:table-cell>
          <table:table-cell table:style-name="ce2" office:value-type="float" office:value="9.22" calcext:value-type="float">
            <text:p>9.22</text:p>
          </table:table-cell>
          <table:table-cell table:style-name="ce2" office:value-type="float" office:value="9.26" calcext:value-type="float">
            <text:p>9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0:00 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6.75" calcext:value-type="float">
            <text:p>6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9:30 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6.29" calcext:value-type="float">
            <text:p>6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9:00 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7.57" calcext:value-type="float">
            <text:p>7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8:30 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9.07" calcext:value-type="float">
            <text:p>9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8:00 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43" calcext:value-type="float">
            <text:p>16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7:30 </text:p>
          </table:table-cell>
          <table:table-cell table:style-name="ce2" office:value-type="float" office:value="14.65" calcext:value-type="float">
            <text:p>14.65</text:p>
          </table:table-cell>
          <table:table-cell table:style-name="ce2" office:value-type="float" office:value="14.86" calcext:value-type="float">
            <text:p>14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7:00 </text:p>
          </table:table-cell>
          <table:table-cell table:style-name="ce2" office:value-type="float" office:value="17.48" calcext:value-type="float">
            <text:p>17.48</text:p>
          </table:table-cell>
          <table:table-cell table:style-name="ce2" office:value-type="float" office:value="17.96" calcext:value-type="float">
            <text:p>17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6:30 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6.49" calcext:value-type="float">
            <text:p>16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6:00 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17.86" calcext:value-type="float">
            <text:p>1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5:30 </text:p>
          </table:table-cell>
          <table:table-cell table:style-name="ce2" office:value-type="float" office:value="19.37" calcext:value-type="float">
            <text:p>19.37</text:p>
          </table:table-cell>
          <table:table-cell table:style-name="ce2" office:value-type="float" office:value="19.97" calcext:value-type="float">
            <text:p>19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5:00 </text:p>
          </table:table-cell>
          <table:table-cell table:style-name="ce2" office:value-type="float" office:value="19.13" calcext:value-type="float">
            <text:p>19.13</text:p>
          </table:table-cell>
          <table:table-cell table:style-name="ce2" office:value-type="float" office:value="19.79" calcext:value-type="float">
            <text:p>19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1:30 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23.72" calcext:value-type="float">
            <text:p>23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1:00 </text:p>
          </table:table-cell>
          <table:table-cell table:style-name="ce2" office:value-type="float" office:value="23.64" calcext:value-type="float">
            <text:p>23.64</text:p>
          </table:table-cell>
          <table:table-cell table:style-name="ce2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0:30 </text:p>
          </table:table-cell>
          <table:table-cell table:style-name="ce2" office:value-type="float" office:value="25.59" calcext:value-type="float">
            <text:p>25.59</text:p>
          </table:table-cell>
          <table:table-cell table:style-name="ce2" office:value-type="float" office:value="28.88" calcext:value-type="float">
            <text:p>28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0:00 </text:p>
          </table:table-cell>
          <table:table-cell table:style-name="ce2" office:value-type="float" office:value="34.23" calcext:value-type="float">
            <text:p>34.23</text:p>
          </table:table-cell>
          <table:table-cell table:style-name="ce2" office:value-type="float" office:value="40.83" calcext:value-type="float">
            <text:p>40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9:30 </text:p>
          </table:table-cell>
          <table:table-cell table:style-name="ce2" office:value-type="float" office:value="40.39" calcext:value-type="float">
            <text:p>40.39</text:p>
          </table:table-cell>
          <table:table-cell table:style-name="ce2" office:value-type="float" office:value="50.55" calcext:value-type="float">
            <text:p>5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9:00 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42.36" calcext:value-type="float">
            <text:p>42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8:30 </text:p>
          </table:table-cell>
          <table:table-cell table:style-name="ce2" office:value-type="float" office:value="27.73" calcext:value-type="float">
            <text:p>27.73</text:p>
          </table:table-cell>
          <table:table-cell table:style-name="ce2" office:value-type="float" office:value="30.73" calcext:value-type="float">
            <text:p>30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8:00 </text:p>
          </table:table-cell>
          <table:table-cell table:style-name="ce2" office:value-type="float" office:value="26.35" calcext:value-type="float">
            <text:p>26.35</text:p>
          </table:table-cell>
          <table:table-cell table:style-name="ce2" office:value-type="float" office:value="29.03" calcext:value-type="float">
            <text:p>29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7:30 </text:p>
          </table:table-cell>
          <table:table-cell table:style-name="ce2" office:value-type="float" office:value="22.59" calcext:value-type="float">
            <text:p>22.59</text:p>
          </table:table-cell>
          <table:table-cell table:style-name="ce2" office:value-type="float" office:value="24.94" calcext:value-type="float">
            <text:p>24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7:00 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7.91" calcext:value-type="float">
            <text:p>37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6:30 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34.64" calcext:value-type="float">
            <text:p>3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6:00 </text:p>
          </table:table-cell>
          <table:table-cell table:style-name="ce2" office:value-type="float" office:value="26.58" calcext:value-type="float">
            <text:p>26.58</text:p>
          </table:table-cell>
          <table:table-cell table:style-name="ce2" office:value-type="float" office:value="27.46" calcext:value-type="float">
            <text:p>27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5:30 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21.88" calcext:value-type="float">
            <text:p>21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5:00 </text:p>
          </table:table-cell>
          <table:table-cell table:style-name="ce2" office:value-type="float" office:value="25.03" calcext:value-type="float">
            <text:p>25.03</text:p>
          </table:table-cell>
          <table:table-cell table:style-name="ce2" office:value-type="float" office:value="25.67" calcext:value-type="float">
            <text:p>25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4:30 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0.64" calcext:value-type="float">
            <text:p>30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3:30 </text:p>
          </table:table-cell>
          <table:table-cell table:style-name="ce2" office:value-type="float" office:value="41.27" calcext:value-type="float">
            <text:p>41.27</text:p>
          </table:table-cell>
          <table:table-cell table:style-name="ce2" office:value-type="float" office:value="50.03" calcext:value-type="float">
            <text:p>50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3:00 </text:p>
          </table:table-cell>
          <table:table-cell table:style-name="ce2" office:value-type="float" office:value="44.64" calcext:value-type="float">
            <text:p>44.64</text:p>
          </table:table-cell>
          <table:table-cell table:style-name="ce2" office:value-type="float" office:value="56.61" calcext:value-type="float">
            <text:p>56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2:30 </text:p>
          </table:table-cell>
          <table:table-cell table:style-name="ce2" office:value-type="float" office:value="43.34" calcext:value-type="float">
            <text:p>43.34</text:p>
          </table:table-cell>
          <table:table-cell table:style-name="ce2" office:value-type="float" office:value="54.87" calcext:value-type="float">
            <text:p>54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2:00 </text:p>
          </table:table-cell>
          <table:table-cell table:style-name="ce2" office:value-type="float" office:value="41.98" calcext:value-type="float">
            <text:p>41.98</text:p>
          </table:table-cell>
          <table:table-cell table:style-name="ce2" office:value-type="float" office:value="47.3" calcext:value-type="float">
            <text:p>47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1:30 </text:p>
          </table:table-cell>
          <table:table-cell table:style-name="ce2" office:value-type="float" office:value="39.78" calcext:value-type="float">
            <text:p>39.78</text:p>
          </table:table-cell>
          <table:table-cell table:style-name="ce2" office:value-type="float" office:value="41.96" calcext:value-type="float">
            <text:p>4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1:00 </text:p>
          </table:table-cell>
          <table:table-cell table:style-name="ce2" office:value-type="float" office:value="42.06" calcext:value-type="float">
            <text:p>42.06</text:p>
          </table:table-cell>
          <table:table-cell table:style-name="ce2" office:value-type="float" office:value="45.88" calcext:value-type="float">
            <text:p>45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0:30 </text:p>
          </table:table-cell>
          <table:table-cell table:style-name="ce2" office:value-type="float" office:value="43.28" calcext:value-type="float">
            <text:p>43.28</text:p>
          </table:table-cell>
          <table:table-cell table:style-name="ce2" office:value-type="float" office:value="46.45" calcext:value-type="float">
            <text:p>46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0:00 </text:p>
          </table:table-cell>
          <table:table-cell table:style-name="ce2" office:value-type="float" office:value="39.63" calcext:value-type="float">
            <text:p>39.63</text:p>
          </table:table-cell>
          <table:table-cell table:style-name="ce2" office:value-type="float" office:value="40.33" calcext:value-type="float">
            <text:p>40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3:30 </text:p>
          </table:table-cell>
          <table:table-cell table:style-name="ce2" office:value-type="float" office:value="33.07" calcext:value-type="float">
            <text:p>33.07</text:p>
          </table:table-cell>
          <table:table-cell table:style-name="ce2" office:value-type="float" office:value="33.35" calcext:value-type="float">
            <text:p>3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3:00 </text:p>
          </table:table-cell>
          <table:table-cell table:style-name="ce2" office:value-type="float" office:value="30.33" calcext:value-type="float">
            <text:p>30.33</text:p>
          </table:table-cell>
          <table:table-cell table:style-name="ce2" office:value-type="float" office:value="30.05" calcext:value-type="float">
            <text:p>30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2:30 </text:p>
          </table:table-cell>
          <table:table-cell table:style-name="ce2" office:value-type="float" office:value="19.43" calcext:value-type="float">
            <text:p>19.43</text:p>
          </table:table-cell>
          <table:table-cell table:style-name="ce2" office:value-type="float" office:value="19.53" calcext:value-type="float">
            <text:p>19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2:00 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15.84" calcext:value-type="float">
            <text:p>15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1:30 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4.84" calcext:value-type="float">
            <text:p>14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1:00 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24.75" calcext:value-type="float">
            <text:p>24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0:30 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15.01" calcext:value-type="float">
            <text:p>15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0:00 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12.18" calcext:value-type="float">
            <text:p>12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9:30 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9.47" calcext:value-type="float">
            <text:p>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9:00 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8:30 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7.99" calcext:value-type="float">
            <text:p>7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8:00 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0.84" calcext:value-type="float">
            <text:p>10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7:30 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4.82" calcext:value-type="float">
            <text:p>14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7:00 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6.79" calcext:value-type="float">
            <text:p>16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6:30 </text:p>
          </table:table-cell>
          <table:table-cell table:style-name="ce2" office:value-type="float" office:value="16.01" calcext:value-type="float">
            <text:p>16.01</text:p>
          </table:table-cell>
          <table:table-cell table:style-name="ce2" office:value-type="float" office:value="15.59" calcext:value-type="float">
            <text:p>15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6:00 </text:p>
          </table:table-cell>
          <table:table-cell table:number-columns-repeated="2" table:style-name="ce2" office:value-type="float" office:value="14.54" calcext:value-type="float">
            <text:p>14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5:30 </text:p>
          </table:table-cell>
          <table:table-cell table:style-name="ce2" office:value-type="float" office:value="18.97" calcext:value-type="float">
            <text:p>18.97</text:p>
          </table:table-cell>
          <table:table-cell table:style-name="ce2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5:00 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17" calcext:value-type="float">
            <text:p>18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4:30 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16.73" calcext:value-type="float">
            <text:p>16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4:00 </text:p>
          </table:table-cell>
          <table:table-cell table:style-name="ce2" office:value-type="float" office:value="16.31" calcext:value-type="float">
            <text:p>16.31</text:p>
          </table:table-cell>
          <table:table-cell table:style-name="ce2" office:value-type="float" office:value="16.98" calcext:value-type="float">
            <text:p>16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3:30 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11.11" calcext:value-type="float">
            <text:p>11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3:00 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11.61" calcext:value-type="float">
            <text:p>11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2:30 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2:00 </text:p>
          </table:table-cell>
          <table:table-cell table:style-name="ce2" office:value-type="float" office:value="10.27" calcext:value-type="float">
            <text:p>10.27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1:3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1:00 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9.73" calcext:value-type="float">
            <text:p>9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0:30 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8.55" calcext:value-type="float">
            <text:p>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0:00 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8.63" calcext:value-type="float">
            <text:p>8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9:30 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9:00 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8.09" calcext:value-type="float">
            <text:p>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8:30 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8.93" calcext:value-type="float">
            <text:p>8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8:00 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0.14" calcext:value-type="float">
            <text:p>10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7:30 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7:00 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8.49" calcext:value-type="float">
            <text:p>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6:30 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8.19" calcext:value-type="float">
            <text:p>8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5:30 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7.88" calcext:value-type="float">
            <text:p>7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5:00 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6.04" calcext:value-type="float">
            <text:p>6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4:30 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8.34" calcext:value-type="float">
            <text:p>8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4:00 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7.71" calcext:value-type="float">
            <text:p>7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3:30 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3:00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2:3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2:00 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8.61" calcext:value-type="float">
            <text:p>8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1:30 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1:00 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0:30 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24" calcext:value-type="float">
            <text:p>5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0:00 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3:30 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7.17" calcext:value-type="float">
            <text:p>7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3:00 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6.71" calcext:value-type="float">
            <text:p>6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2:30 </text:p>
          </table:table-cell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2:00 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8.66" calcext:value-type="float">
            <text:p>8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1:30 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8.74" calcext:value-type="float">
            <text:p>8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1:0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0:30 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0:00 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2.13" calcext:value-type="float">
            <text:p>12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9:30 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15.17" calcext:value-type="float">
            <text:p>15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9:00 </text:p>
          </table:table-cell>
          <table:table-cell table:style-name="ce2" office:value-type="float" office:value="14.99" calcext:value-type="float">
            <text:p>14.99</text:p>
          </table:table-cell>
          <table:table-cell table:style-name="ce2" office:value-type="float" office:value="15.28" calcext:value-type="float">
            <text:p>15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8:30 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.53" calcext:value-type="float">
            <text:p>15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8:00 </text:p>
          </table:table-cell>
          <table:table-cell table:style-name="ce2" office:value-type="float" office:value="20.98" calcext:value-type="float">
            <text:p>20.98</text:p>
          </table:table-cell>
          <table:table-cell table:style-name="ce2" office:value-type="float" office:value="21.99" calcext:value-type="float">
            <text:p>21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7:30 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18.46" calcext:value-type="float">
            <text:p>18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7:00 </text:p>
          </table:table-cell>
          <table:table-cell table:style-name="ce2" office:value-type="float" office:value="14.97" calcext:value-type="float">
            <text:p>14.97</text:p>
          </table:table-cell>
          <table:table-cell table:style-name="ce2" office:value-type="float" office:value="15.41" calcext:value-type="float">
            <text:p>1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6:30 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14.73" calcext:value-type="float">
            <text:p>14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6:00 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5:30 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17.52" calcext:value-type="float">
            <text:p>17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5:00 </text:p>
          </table:table-cell>
          <table:table-cell table:style-name="ce2" office:value-type="float" office:value="17.37" calcext:value-type="float">
            <text:p>17.37</text:p>
          </table:table-cell>
          <table:table-cell table:style-name="ce2" office:value-type="float" office:value="18.09" calcext:value-type="float">
            <text:p>1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4:30 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17.82" calcext:value-type="float">
            <text:p>17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4:00 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18.15" calcext:value-type="float">
            <text:p>18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3:30 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3:00 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2:30 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15.93" calcext:value-type="float">
            <text:p>15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2:00 </text:p>
          </table:table-cell>
          <table:table-cell table:style-name="ce2" office:value-type="float" office:value="18.17" calcext:value-type="float">
            <text:p>18.17</text:p>
          </table:table-cell>
          <table:table-cell table:style-name="ce2" office:value-type="float" office:value="22.47" calcext:value-type="float">
            <text:p>22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1:30 </text:p>
          </table:table-cell>
          <table:table-cell table:style-name="ce2" office:value-type="float" office:value="15.57" calcext:value-type="float">
            <text:p>15.57</text:p>
          </table:table-cell>
          <table:table-cell table:style-name="ce2" office:value-type="float" office:value="17.73" calcext:value-type="float">
            <text:p>17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1:00 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20.54" calcext:value-type="float">
            <text:p>20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0:30 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4.08" calcext:value-type="float">
            <text:p>24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0:00 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25.61" calcext:value-type="float">
            <text:p>25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9:30 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7.48" calcext:value-type="float">
            <text:p>27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9:00 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21.97" calcext:value-type="float">
            <text:p>21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8:30 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21.19" calcext:value-type="float">
            <text:p>21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8:00 </text:p>
          </table:table-cell>
          <table:table-cell table:style-name="ce2" office:value-type="float" office:value="19.32" calcext:value-type="float">
            <text:p>19.32</text:p>
          </table:table-cell>
          <table:table-cell table:style-name="ce2" office:value-type="float" office:value="19.97" calcext:value-type="float">
            <text:p>19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7:30 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41" calcext:value-type="float">
            <text:p>19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6:30 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6.12" calcext:value-type="float">
            <text:p>16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6:00 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05" calcext:value-type="float">
            <text:p>12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5:30 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9.45" calcext:value-type="float">
            <text:p>9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4:30 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6.58" calcext:value-type="float">
            <text:p>6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4:00 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3:30 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6.37" calcext:value-type="float">
            <text:p>6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2:30 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2:00 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.92" calcext:value-type="float">
            <text:p>6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1:30 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5.03" calcext:value-type="float">
            <text:p>5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1:00 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0:30 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4.67" calcext:value-type="float">
            <text:p>4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0:00 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3:30 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3:00 </text:p>
          </table:table-cell>
          <table:table-cell table:number-columns-repeated="2" table:style-name="ce2" office:value-type="float" office:value="3.31" calcext:value-type="float">
            <text:p>3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2:30 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2:00 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1:30 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1:00 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0:30 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4.19" calcext:value-type="float">
            <text:p>4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0:00 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9:30 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9:00 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8:30 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6.23" calcext:value-type="float">
            <text:p>6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8:0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7:3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6.52" calcext:value-type="float">
            <text:p>6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7:00 </text:p>
          </table:table-cell>
          <table:table-cell table:number-columns-repeated="2" table:style-name="ce2" office:value-type="float" office:value="6.48" calcext:value-type="float">
            <text:p>6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6:30 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5.37" calcext:value-type="float">
            <text:p>5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6:00 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5:30 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5:00 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4.02" calcext:value-type="float">
            <text:p>4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4:30 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67" calcext:value-type="float">
            <text:p>4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4:00 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3:30 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3:00 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3.29" calcext:value-type="float">
            <text:p>3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2:30 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63" calcext:value-type="float">
            <text:p>3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2:00 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1:30 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1:00 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0:30 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31" calcext:value-type="float">
            <text:p>3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0:00 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9:30 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3.79" calcext:value-type="float">
            <text:p>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9:00 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8:30 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8:00 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7:30 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3.27" calcext:value-type="float">
            <text:p>3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7:00 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6:3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6:00 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5:30 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5:00 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4:30 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3:30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27" calcext:value-type="float">
            <text:p>7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3:00 </text:p>
          </table:table-cell>
          <table:table-cell table:number-columns-repeated="2" table:style-name="ce2" office:value-type="float" office:value="5.01" calcext:value-type="float">
            <text:p>5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2:30 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8.03" calcext:value-type="float">
            <text:p>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2:00 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6.79" calcext:value-type="float">
            <text:p>6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1:30 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7.21" calcext:value-type="float">
            <text:p>7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1:00 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6.92" calcext:value-type="float">
            <text:p>6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0:30 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17.65" calcext:value-type="float">
            <text:p>17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0:00 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22.22" calcext:value-type="float">
            <text:p>22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3:30 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7.26" calcext:value-type="float">
            <text:p>7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3:00 </text:p>
          </table:table-cell>
          <table:table-cell table:style-name="ce2" office:value-type="float" office:value="8.22" calcext:value-type="float">
            <text:p>8.22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2:30 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2:00 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76" calcext:value-type="float">
            <text:p>5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1:30 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1:00 </text:p>
          </table:table-cell>
          <table:table-cell table:style-name="ce2" office:value-type="float" office:value="8.24" calcext:value-type="float">
            <text:p>8.24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0:3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75" calcext:value-type="float">
            <text:p>8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0:00 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8.51" calcext:value-type="float">
            <text:p>8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9:3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86" calcext:value-type="float">
            <text:p>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9:00 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8:30 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10.61" calcext:value-type="float">
            <text:p>10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8:00 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10.65" calcext:value-type="float">
            <text:p>10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7:30 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7:00 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8.48" calcext:value-type="float">
            <text:p>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6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7.69" calcext:value-type="float">
            <text:p>7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6:00 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8.76" calcext:value-type="float">
            <text:p>8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5:30 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10.09" calcext:value-type="float">
            <text:p>10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5:00 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1.96" calcext:value-type="float">
            <text:p>1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4:30 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4:00 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3:30 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9.61" calcext:value-type="float">
            <text:p>9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3:00 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2:30 </text:p>
          </table:table-cell>
          <table:table-cell table:style-name="ce2" office:value-type="float" office:value="7.76" calcext:value-type="float">
            <text:p>7.76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2:00 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8.56" calcext:value-type="float">
            <text:p>8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1:3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8.06" calcext:value-type="float">
            <text:p>8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1:00 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5.24" calcext:value-type="float">
            <text:p>5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0:30 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8.66" calcext:value-type="float">
            <text:p>8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0:00 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9:30 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6.97" calcext:value-type="float">
            <text:p>6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9:00 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7.13" calcext:value-type="float">
            <text:p>7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8:30 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5.87" calcext:value-type="float">
            <text:p>5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8:00 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7:30 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7:00 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5.91" calcext:value-type="float">
            <text:p>5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6:30 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5:30 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1.84" calcext:value-type="float">
            <text:p>11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5:00 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9.21" calcext:value-type="float">
            <text:p>9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4:30 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4:00 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3:30 </text:p>
          </table:table-cell>
          <table:table-cell table:style-name="ce2" office:value-type="float" office:value="8.24" calcext:value-type="float">
            <text:p>8.24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3:00 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9.89" calcext:value-type="float">
            <text:p>9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2:30 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9.59" calcext:value-type="float">
            <text:p>9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2:00 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63" calcext:value-type="float">
            <text:p>9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1:30 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12.42" calcext:value-type="float">
            <text:p>12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1:00 </text:p>
          </table:table-cell>
          <table:table-cell table:style-name="ce2" office:value-type="float" office:value="16.35" calcext:value-type="float">
            <text:p>16.35</text:p>
          </table:table-cell>
          <table:table-cell table:style-name="ce2" office:value-type="float" office:value="16.89" calcext:value-type="float">
            <text:p>16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0:30 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18.01" calcext:value-type="float">
            <text:p>18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0:00 </text:p>
          </table:table-cell>
          <table:table-cell table:style-name="ce2" office:value-type="float" office:value="21.09" calcext:value-type="float">
            <text:p>21.09</text:p>
          </table:table-cell>
          <table:table-cell table:style-name="ce2" office:value-type="float" office:value="21.7" calcext:value-type="float">
            <text:p>21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3:30 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19.04" calcext:value-type="float">
            <text:p>19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3:00 </text:p>
          </table:table-cell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21.88" calcext:value-type="float">
            <text:p>21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2:30 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8.38" calcext:value-type="float">
            <text:p>18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2:00 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office:value-type="float" office:value="13.23" calcext:value-type="float">
            <text:p>1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1:30 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8.52" calcext:value-type="float">
            <text:p>8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1:00 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7.38" calcext:value-type="float">
            <text:p>7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0:30 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8.36" calcext:value-type="float">
            <text:p>8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0:00 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7.56" calcext:value-type="float">
            <text:p>7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9:30 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8.97" calcext:value-type="float">
            <text:p>8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9:00 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42" calcext:value-type="float">
            <text:p>8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8:30 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8.57" calcext:value-type="float">
            <text:p>8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8:00 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7:30 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8.67" calcext:value-type="float">
            <text:p>8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7:00 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6:30 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6:00 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5:30 </text:p>
          </table:table-cell>
          <table:table-cell table:style-name="ce2" office:value-type="float" office:value="10.37" calcext:value-type="float">
            <text:p>10.37</text:p>
          </table:table-cell>
          <table:table-cell table:style-name="ce2" office:value-type="float" office:value="11.12" calcext:value-type="float">
            <text:p>11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5:00 </text:p>
          </table:table-cell>
          <table:table-cell table:style-name="ce2" office:value-type="float" office:value="10.92" calcext:value-type="float">
            <text:p>10.92</text:p>
          </table:table-cell>
          <table:table-cell table:style-name="ce2" office:value-type="float" office:value="11.66" calcext:value-type="float">
            <text:p>11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4:30 </text:p>
          </table:table-cell>
          <table:table-cell table:number-columns-repeated="2" table:style-name="ce2" office:value-type="float" office:value="9.45" calcext:value-type="float">
            <text:p>9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4:00 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9.63" calcext:value-type="float">
            <text:p>9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3:30 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9.99" calcext:value-type="float">
            <text:p>9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3:00 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2:30 </text:p>
          </table:table-cell>
          <table:table-cell table:style-name="ce2" office:value-type="float" office:value="9.22" calcext:value-type="float">
            <text:p>9.22</text:p>
          </table:table-cell>
          <table:table-cell table:style-name="ce2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2:00 </text:p>
          </table:table-cell>
          <table:table-cell table:style-name="ce2" office:value-type="float" office:value="9.29" calcext:value-type="float">
            <text:p>9.29</text:p>
          </table:table-cell>
          <table:table-cell table:style-name="ce2" office:value-type="float" office:value="9.65" calcext:value-type="float">
            <text:p>9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1:3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47" calcext:value-type="float">
            <text:p>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1:00 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9.09" calcext:value-type="float">
            <text:p>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0:30 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8.61" calcext:value-type="float">
            <text:p>8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0:0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74" calcext:value-type="float">
            <text:p>7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9:30 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8.79" calcext:value-type="float">
            <text:p>8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9:0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01" calcext:value-type="float">
            <text:p>8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8:30 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72" calcext:value-type="float">
            <text:p>7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8:00 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.09" calcext:value-type="float">
            <text:p>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7:30 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8.97" calcext:value-type="float">
            <text:p>8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7:00 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8.93" calcext:value-type="float">
            <text:p>8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6:30 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9.19" calcext:value-type="float">
            <text:p>9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6:00 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9.76" calcext:value-type="float">
            <text:p>9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5:30 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4:30 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4:00 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7.97" calcext:value-type="float">
            <text:p>7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3:30 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6.32" calcext:value-type="float">
            <text:p>6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3:00 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2:30 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2:00 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7.32" calcext:value-type="float">
            <text:p>7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1:30 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1:00 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8.35" calcext:value-type="float">
            <text:p>8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0:30 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7.28" calcext:value-type="float">
            <text:p>7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0:00 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3:30 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8.73" calcext:value-type="float">
            <text:p>8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3:00 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2.31" calcext:value-type="float">
            <text:p>12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2:30 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12.65" calcext:value-type="float">
            <text:p>12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2:00 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1:30 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2.55" calcext:value-type="float">
            <text:p>12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1:00 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0:30 </text:p>
          </table:table-cell>
          <table:table-cell table:style-name="ce2" office:value-type="float" office:value="9.03" calcext:value-type="float">
            <text:p>9.0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0:00 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9:30 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1.99" calcext:value-type="float">
            <text:p>11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9:00 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8:30 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8.31" calcext:value-type="float">
            <text:p>8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8:00 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7:30 </text:p>
          </table:table-cell>
          <table:table-cell table:style-name="ce2" office:value-type="float" office:value="8.13" calcext:value-type="float">
            <text:p>8.13</text:p>
          </table:table-cell>
          <table:table-cell table:style-name="ce2" office:value-type="float" office:value="8.57" calcext:value-type="float">
            <text:p>8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7:00 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6.24" calcext:value-type="float">
            <text:p>6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6:30 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66" calcext:value-type="float">
            <text:p>6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6:00 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9.54" calcext:value-type="float">
            <text:p>9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5:30 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9.44" calcext:value-type="float">
            <text:p>9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5:00 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7.99" calcext:value-type="float">
            <text:p>7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4:30 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9.02" calcext:value-type="float">
            <text:p>9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4:00 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7.73" calcext:value-type="float">
            <text:p>7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3:3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57" calcext:value-type="float">
            <text:p>8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3:00 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8.33" calcext:value-type="float">
            <text:p>8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2:30 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2:00 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9.22" calcext:value-type="float">
            <text:p>9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1:30 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8.49" calcext:value-type="float">
            <text:p>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1:00 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9.66" calcext:value-type="float">
            <text:p>9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0:30 </text:p>
          </table:table-cell>
          <table:table-cell table:style-name="ce2" office:value-type="float" office:value="7.27" calcext:value-type="float">
            <text:p>7.27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0:00 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22" calcext:value-type="float">
            <text:p>9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9:3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74" calcext:value-type="float">
            <text:p>8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9:00 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8.49" calcext:value-type="float">
            <text:p>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8:30 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8.11" calcext:value-type="float">
            <text:p>8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8:0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43" calcext:value-type="float">
            <text:p>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7:30 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6.66" calcext:value-type="float">
            <text:p>6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7:0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6:30 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6.08" calcext:value-type="float">
            <text:p>6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6:00 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5:30 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93" calcext:value-type="float">
            <text:p>3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5:00 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4:30 </text:p>
          </table:table-cell>
          <table:table-cell table:number-columns-repeated="2" table:style-name="ce2" office:value-type="float" office:value="2.08" calcext:value-type="float">
            <text:p>2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3:30 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3:00 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2:30 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3.63" calcext:value-type="float">
            <text:p>3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2:00 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1:30 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1:00 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0:30 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0:00 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3:30 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3:00 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2" calcext:value-type="float">
            <text:p>2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2:30 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83" calcext:value-type="float">
            <text:p>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2:00 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1:30 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1:00 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5.32" calcext:value-type="float">
            <text:p>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0:30 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.74" calcext:value-type="float">
            <text:p>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0:00 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9:30 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8.12" calcext:value-type="float">
            <text:p>8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9:00 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10.49" calcext:value-type="float">
            <text:p>10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8:30 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8:00 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4.71" calcext:value-type="float">
            <text:p>14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7:30 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7:00 </text:p>
          </table:table-cell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6:30 </text:p>
          </table:table-cell>
          <table:table-cell table:style-name="ce2" office:value-type="float" office:value="19.89" calcext:value-type="float">
            <text:p>19.89</text:p>
          </table:table-cell>
          <table:table-cell table:style-name="ce2" office:value-type="float" office:value="20.81" calcext:value-type="float">
            <text:p>20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6:00 </text:p>
          </table:table-cell>
          <table:table-cell table:style-name="ce2" office:value-type="float" office:value="23.26" calcext:value-type="float">
            <text:p>23.26</text:p>
          </table:table-cell>
          <table:table-cell table:style-name="ce2" office:value-type="float" office:value="24.02" calcext:value-type="float">
            <text:p>24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5:30 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25.79" calcext:value-type="float">
            <text:p>25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5:00 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25.11" calcext:value-type="float">
            <text:p>25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4:30 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19.82" calcext:value-type="float">
            <text:p>19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4:00 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21.27" calcext:value-type="float">
            <text:p>21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3:30 </text:p>
          </table:table-cell>
          <table:table-cell table:style-name="ce2" office:value-type="float" office:value="16.91" calcext:value-type="float">
            <text:p>16.91</text:p>
          </table:table-cell>
          <table:table-cell table:style-name="ce2" office:value-type="float" office:value="19.36" calcext:value-type="float">
            <text:p>19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3:00 </text:p>
          </table:table-cell>
          <table:table-cell table:style-name="ce2" office:value-type="float" office:value="23.12" calcext:value-type="float">
            <text:p>23.12</text:p>
          </table:table-cell>
          <table:table-cell table:style-name="ce2" office:value-type="float" office:value="27.1" calcext:value-type="float">
            <text:p>27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2:30 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20.57" calcext:value-type="float">
            <text:p>20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2:00 </text:p>
          </table:table-cell>
          <table:table-cell table:style-name="ce2" office:value-type="float" office:value="22.07" calcext:value-type="float">
            <text:p>22.07</text:p>
          </table:table-cell>
          <table:table-cell table:style-name="ce2" office:value-type="float" office:value="26.36" calcext:value-type="float">
            <text:p>26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1:30 </text:p>
          </table:table-cell>
          <table:table-cell table:style-name="ce2" office:value-type="float" office:value="18.21" calcext:value-type="float">
            <text:p>18.21</text:p>
          </table:table-cell>
          <table:table-cell table:style-name="ce2" office:value-type="float" office:value="21.45" calcext:value-type="float">
            <text:p>21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1:00 </text:p>
          </table:table-cell>
          <table:table-cell table:style-name="ce2" office:value-type="float" office:value="18.49" calcext:value-type="float">
            <text:p>18.49</text:p>
          </table:table-cell>
          <table:table-cell table:style-name="ce2" office:value-type="float" office:value="21.25" calcext:value-type="float">
            <text:p>21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0:30 </text:p>
          </table:table-cell>
          <table:table-cell table:style-name="ce2" office:value-type="float" office:value="19.83" calcext:value-type="float">
            <text:p>19.83</text:p>
          </table:table-cell>
          <table:table-cell table:style-name="ce2" office:value-type="float" office:value="22.84" calcext:value-type="float">
            <text:p>2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0:00 </text:p>
          </table:table-cell>
          <table:table-cell table:style-name="ce2" office:value-type="float" office:value="19.37" calcext:value-type="float">
            <text:p>19.37</text:p>
          </table:table-cell>
          <table:table-cell table:style-name="ce2" office:value-type="float" office:value="21.73" calcext:value-type="float">
            <text:p>21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9:30 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16.32" calcext:value-type="float">
            <text:p>16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9:00 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85" calcext:value-type="float">
            <text:p>17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8:30 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8.39" calcext:value-type="float">
            <text:p>18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8:00 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17.95" calcext:value-type="float">
            <text:p>17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7:30 </text:p>
          </table:table-cell>
          <table:table-cell table:style-name="ce2" office:value-type="float" office:value="18.57" calcext:value-type="float">
            <text:p>18.57</text:p>
          </table:table-cell>
          <table:table-cell table:style-name="ce2" office:value-type="float" office:value="19.5" calcext:value-type="float">
            <text:p>19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7:00 </text:p>
          </table:table-cell>
          <table:table-cell table:style-name="ce2" office:value-type="float" office:value="19.37" calcext:value-type="float">
            <text:p>19.37</text:p>
          </table:table-cell>
          <table:table-cell table:style-name="ce2" office:value-type="float" office:value="20.31" calcext:value-type="float">
            <text:p>2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6:30 </text:p>
          </table:table-cell>
          <table:table-cell table:style-name="ce2" office:value-type="float" office:value="17.46" calcext:value-type="float">
            <text:p>17.46</text:p>
          </table:table-cell>
          <table:table-cell table:style-name="ce2" office:value-type="float" office:value="18.88" calcext:value-type="float">
            <text:p>18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5:30 </text:p>
          </table:table-cell>
          <table:table-cell table:style-name="ce2" office:value-type="float" office:value="12.28" calcext:value-type="float">
            <text:p>12.28</text:p>
          </table:table-cell>
          <table:table-cell table:style-name="ce2" office:value-type="float" office:value="12.59" calcext:value-type="float">
            <text:p>12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5:00 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9.67" calcext:value-type="float">
            <text:p>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4:30 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4:00 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10.86" calcext:value-type="float">
            <text:p>10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3:30 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0.76" calcext:value-type="float">
            <text:p>10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3:00 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10.05" calcext:value-type="float">
            <text:p>10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2:30 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2:00 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.06" calcext:value-type="float">
            <text:p>11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1:30 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9.35" calcext:value-type="float">
            <text:p>9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1:00 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10.05" calcext:value-type="float">
            <text:p>10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0:30 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0.01" calcext:value-type="float">
            <text:p>10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0:00 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9.47" calcext:value-type="float">
            <text:p>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3:30 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0.23" calcext:value-type="float">
            <text:p>10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3:00 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1.62" calcext:value-type="float">
            <text:p>11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2:30 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2:00 </text:p>
          </table:table-cell>
          <table:table-cell table:style-name="ce2" office:value-type="float" office:value="12.91" calcext:value-type="float">
            <text:p>12.91</text:p>
          </table:table-cell>
          <table:table-cell table:style-name="ce2" office:value-type="float" office:value="13.79" calcext:value-type="float">
            <text:p>1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1:30 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12.29" calcext:value-type="float">
            <text:p>12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1:00 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17.31" calcext:value-type="float">
            <text:p>17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0:30 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16.49" calcext:value-type="float">
            <text:p>16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0:00 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14.62" calcext:value-type="float">
            <text:p>14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9:30 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73" calcext:value-type="float">
            <text:p>13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9:00 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12.77" calcext:value-type="float">
            <text:p>1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8:30 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10.15" calcext:value-type="float">
            <text:p>10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8:00 </text:p>
          </table:table-cell>
          <table:table-cell table:style-name="ce2" office:value-type="float" office:value="10.92" calcext:value-type="float">
            <text:p>10.92</text:p>
          </table:table-cell>
          <table:table-cell table:style-name="ce2"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7:30 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13.47" calcext:value-type="float">
            <text:p>13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7:00 </text:p>
          </table:table-cell>
          <table:table-cell table:style-name="ce2" office:value-type="float" office:value="9.35" calcext:value-type="float">
            <text:p>9.35</text:p>
          </table:table-cell>
          <table:table-cell table:style-name="ce2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6:3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3.63" calcext:value-type="float">
            <text:p>13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6:00 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3.25" calcext:value-type="float">
            <text:p>13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5:3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2.25" calcext:value-type="float">
            <text:p>12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5:00 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14.22" calcext:value-type="float">
            <text:p>14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4:30 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15.69" calcext:value-type="float">
            <text:p>15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4:00 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84" calcext:value-type="float">
            <text:p>13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3:30 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91" calcext:value-type="float">
            <text:p>12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3:00 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2:30 </text:p>
          </table:table-cell>
          <table:table-cell table:style-name="ce2" office:value-type="float" office:value="12.01" calcext:value-type="float">
            <text:p>12.01</text:p>
          </table:table-cell>
          <table:table-cell table:style-name="ce2"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2:00 </text:p>
          </table:table-cell>
          <table:table-cell table:style-name="ce2" office:value-type="float" office:value="10.69" calcext:value-type="float">
            <text:p>10.69</text:p>
          </table:table-cell>
          <table:table-cell table:style-name="ce2" office:value-type="float" office:value="13.37" calcext:value-type="float">
            <text:p>13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1:30 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12.93" calcext:value-type="float">
            <text:p>12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1:00 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11.54" calcext:value-type="float">
            <text:p>11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0:30 </text:p>
          </table:table-cell>
          <table:table-cell table:style-name="ce2" office:value-type="float" office:value="9.35" calcext:value-type="float">
            <text:p>9.35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0:00 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9:30 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8.27" calcext:value-type="float">
            <text:p>8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9:00 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.61" calcext:value-type="float">
            <text:p>8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8:30 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8.79" calcext:value-type="float">
            <text:p>8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8:00 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8.81" calcext:value-type="float">
            <text:p>8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7:30 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8.81" calcext:value-type="float">
            <text:p>8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7:00 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9.74" calcext:value-type="float">
            <text:p>9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6:30 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6:00 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8.25" calcext:value-type="float">
            <text:p>8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5:30 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8.73" calcext:value-type="float">
            <text:p>8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4:30 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61" calcext:value-type="float">
            <text:p>5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4:00 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3:30 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4.53" calcext:value-type="float">
            <text:p>4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3:00 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2:3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2:00 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1:30 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.55" calcext:value-type="float">
            <text:p>5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1:00 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0:30 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0:00 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3:30 </text:p>
          </table:table-cell>
          <table:table-cell table:number-columns-repeated="2" table:style-name="ce2" office:value-type="float" office:value="4.13" calcext:value-type="float">
            <text:p>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3:00 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2:30 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54" calcext:value-type="float">
            <text:p>3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2:0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83" calcext:value-type="float">
            <text:p>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1:30 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1:00 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.28" calcext:value-type="float">
            <text:p>3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0:30 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0:00 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9:30 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9:00 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8:30 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5.74" calcext:value-type="float">
            <text:p>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8:00 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6.09" calcext:value-type="float">
            <text:p>6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7:30 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7:00 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3.27" calcext:value-type="float">
            <text:p>3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6:30 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6:00 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88" calcext:value-type="float">
            <text:p>2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5:30 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5:00 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4:30 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07" calcext:value-type="float">
            <text:p>3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4:00 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3:30 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3:00 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8.91" calcext:value-type="float">
            <text:p>8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2:30 </text:p>
          </table:table-cell>
          <table:table-cell table:style-name="ce2" office:value-type="float" office:value="7.59" calcext:value-type="float">
            <text:p>7.59</text:p>
          </table:table-cell>
          <table:table-cell table:style-name="ce2" office:value-type="float" office:value="8.66" calcext:value-type="float">
            <text:p>8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2:00 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7.17" calcext:value-type="float">
            <text:p>7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1:30 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29" calcext:value-type="float">
            <text:p>6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1:00 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0:30 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0:00 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4.84" calcext:value-type="float">
            <text:p>4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9:30 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9:00 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8" calcext:value-type="float">
            <text:p>4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8:30 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8:00 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7:3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6.89" calcext:value-type="float">
            <text:p>6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7:00 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6:30 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6.11" calcext:value-type="float">
            <text:p>6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6:0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5:30 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5:00 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7.22" calcext:value-type="float">
            <text:p>7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4:30 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5.83" calcext:value-type="float">
            <text:p>5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3:30 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.93" calcext:value-type="float">
            <text:p>5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3:00 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5.93" calcext:value-type="float">
            <text:p>5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2:30 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1:30 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1:00 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0:3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0:00 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57" calcext:value-type="float">
            <text:p>3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3:30 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6.75" calcext:value-type="float">
            <text:p>6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3:00 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2:30 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2:00 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4.54" calcext:value-type="float">
            <text:p>4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1:30 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1:00 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0:3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6" calcext:value-type="float">
            <text:p>4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0:00 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64" calcext:value-type="float">
            <text:p>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9:30 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9:00 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8:30 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8:00 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7:30 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61" calcext:value-type="float">
            <text:p>5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7:00 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.53" calcext:value-type="float">
            <text:p>5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6:3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6:00 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.31" calcext:value-type="float">
            <text:p>5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5:30 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5.35" calcext:value-type="float">
            <text:p>5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5:00 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5.19" calcext:value-type="float">
            <text:p>5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4:30 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4:00 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3:30 </text:p>
          </table:table-cell>
          <table:table-cell table:number-columns-repeated="2" table:style-name="ce2" office:value-type="float" office:value="5.39" calcext:value-type="float">
            <text:p>5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3:00 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2:3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55" calcext:value-type="float">
            <text:p>5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2:00 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4.77" calcext:value-type="float">
            <text:p>4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1:30 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4.77" calcext:value-type="float">
            <text:p>4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1:00 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0:30 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4.08" calcext:value-type="float">
            <text:p>4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0:00 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9:30 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38" calcext:value-type="float">
            <text:p>3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9:00 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8:30 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86" calcext:value-type="float">
            <text:p>3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8:00 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7:30 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4.16" calcext:value-type="float">
            <text:p>4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7:00 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3.34" calcext:value-type="float">
            <text:p>3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6:30 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5:3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5:00 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4:30 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4:00 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67" calcext:value-type="float">
            <text:p>2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3:30 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3:00 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2:30 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2:00 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1:30 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5.65" calcext:value-type="float">
            <text:p>5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1:00 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5.43" calcext:value-type="float">
            <text:p>5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0:30 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0:00 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5.88" calcext:value-type="float">
            <text:p>5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3:30 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3:00 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2:30 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.09" calcext:value-type="float">
            <text:p>5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2:00 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98" calcext:value-type="float">
            <text:p>3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1:30 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66" calcext:value-type="float">
            <text:p>3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1:00 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54" calcext:value-type="float">
            <text:p>3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0:30 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2.76" calcext:value-type="float">
            <text:p>2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0:00 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9:30 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38" calcext:value-type="float">
            <text:p>3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9:00 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8:30 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58" calcext:value-type="float">
            <text:p>3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8:00 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93" calcext:value-type="float">
            <text:p>3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7:30 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4.93" calcext:value-type="float">
            <text:p>4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7:00 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6:30 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6.16" calcext:value-type="float">
            <text:p>6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6:00 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6.93" calcext:value-type="float">
            <text:p>6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5:30 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.34" calcext:value-type="float">
            <text:p>6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5:00 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7.03" calcext:value-type="float">
            <text:p>7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4:30 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21" calcext:value-type="float">
            <text:p>7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4:00 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8.17" calcext:value-type="float">
            <text:p>8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3:30 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8.17" calcext:value-type="float">
            <text:p>8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3:00 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8.86" calcext:value-type="float">
            <text:p>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2:30 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72" calcext:value-type="float">
            <text:p>8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2:0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47" calcext:value-type="float">
            <text:p>7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1:30 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38" calcext:value-type="float">
            <text:p>6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1:00 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5.76" calcext:value-type="float">
            <text:p>5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0:30 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0:00 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5.96" calcext:value-type="float">
            <text:p>5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9:3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9:0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8:30 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8:00 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7:30 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7:00 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1.97" calcext:value-type="float">
            <text:p>1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6:30 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6:00 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7" calcext:value-type="float">
            <text:p>1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5:30 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4:30 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4:00 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63" calcext:value-type="float">
            <text:p>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3:30 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31" calcext:value-type="float">
            <text:p>1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3:00 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06" calcext:value-type="float">
            <text:p>2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2:30 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63" calcext:value-type="float">
            <text:p>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2:00 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.16" calcext:value-type="float">
            <text:p>2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1:30 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16" calcext:value-type="float">
            <text:p>2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1:00 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0:30 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89" calcext:value-type="float">
            <text:p>3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0:00 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3:30 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4.07" calcext:value-type="float">
            <text:p>4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3:00 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4.03" calcext:value-type="float">
            <text:p>4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2:30 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2: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1:3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1:00 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0:30 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0:00 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9:30 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4.39" calcext:value-type="float">
            <text:p>4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9:00 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4.43" calcext:value-type="float">
            <text:p>4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8:3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4.43" calcext:value-type="float">
            <text:p>4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8:00 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7:30 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4.72" calcext:value-type="float">
            <text:p>4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7:00 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6:30 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6:00 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6.23" calcext:value-type="float">
            <text:p>6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5:30 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8.46" calcext:value-type="float">
            <text:p>8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5:00 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8.22" calcext:value-type="float">
            <text:p>8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4:30 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6.67" calcext:value-type="float">
            <text:p>6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4:00 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3:30 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3:00 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6.57" calcext:value-type="float">
            <text:p>6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2:30 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79" calcext:value-type="float">
            <text:p>6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2:00 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8.14" calcext:value-type="float">
            <text:p>8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1:30 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37" calcext:value-type="float">
            <text:p>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1:00 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7.72" calcext:value-type="float">
            <text:p>7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0:30 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0:00 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7.32" calcext:value-type="float">
            <text:p>7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9:30 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09" calcext:value-type="float">
            <text:p>4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9:00 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21" calcext:value-type="float">
            <text:p>6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8:30 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6.85" calcext:value-type="float">
            <text:p>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8:00 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7:30 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7:00 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5.24" calcext:value-type="float">
            <text:p>5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6:30 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6:0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4.56" calcext:value-type="float">
            <text:p>4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5:30 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5:00 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4:30 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3.11" calcext:value-type="float">
            <text:p>3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3:30 </text:p>
          </table:table-cell>
          <table:table-cell table:number-columns-repeated="2" table:style-name="ce2" office:value-type="float" office:value="2.85" calcext:value-type="float">
            <text:p>2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3:00 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2:30 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2:00 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1:30 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1:00 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4.94" calcext:value-type="float">
            <text:p>4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0:30 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0:00 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6.51" calcext:value-type="float">
            <text:p>6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3:30 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7.46" calcext:value-type="float">
            <text:p>7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3:00 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8.49" calcext:value-type="float">
            <text:p>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2:30 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2:00 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9.96" calcext:value-type="float">
            <text:p>9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1:30 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15" calcext:value-type="float">
            <text:p>12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1:00 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9.88" calcext:value-type="float">
            <text:p>9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0:30 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1.91" calcext:value-type="float">
            <text:p>11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0:00 </text:p>
          </table:table-cell>
          <table:table-cell table:style-name="ce2" office:value-type="float" office:value="11.21" calcext:value-type="float">
            <text:p>11.21</text:p>
          </table:table-cell>
          <table:table-cell table:style-name="ce2" office:value-type="float" office:value="11.69" calcext:value-type="float">
            <text:p>11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9:30 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2.72" calcext:value-type="float">
            <text:p>12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9:00 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4.55" calcext:value-type="float">
            <text:p>14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8:30 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16.76" calcext:value-type="float">
            <text:p>16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8:00 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16.92" calcext:value-type="float">
            <text:p>16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7:30 </text:p>
          </table:table-cell>
          <table:table-cell table:style-name="ce2" office:value-type="float" office:value="18.03" calcext:value-type="float">
            <text:p>18.03</text:p>
          </table:table-cell>
          <table:table-cell table:style-name="ce2" office:value-type="float" office:value="18.23" calcext:value-type="float">
            <text:p>18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7:00 </text:p>
          </table:table-cell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20.22" calcext:value-type="float">
            <text:p>20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6:30 </text:p>
          </table:table-cell>
          <table:table-cell table:style-name="ce2" office:value-type="float" office:value="23.91" calcext:value-type="float">
            <text:p>23.91</text:p>
          </table:table-cell>
          <table:table-cell table:style-name="ce2" office:value-type="float" office:value="23.49" calcext:value-type="float">
            <text:p>23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6:00 </text:p>
          </table:table-cell>
          <table:table-cell table:style-name="ce2" office:value-type="float" office:value="25.49" calcext:value-type="float">
            <text:p>25.49</text:p>
          </table:table-cell>
          <table:table-cell table:style-name="ce2" office:value-type="float" office:value="25.04" calcext:value-type="float">
            <text:p>25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5:30 </text:p>
          </table:table-cell>
          <table:table-cell table:style-name="ce2" office:value-type="float" office:value="23.58" calcext:value-type="float">
            <text:p>23.58</text:p>
          </table:table-cell>
          <table:table-cell table:style-name="ce2" office:value-type="float" office:value="23.47" calcext:value-type="float">
            <text:p>23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5:00 </text:p>
          </table:table-cell>
          <table:table-cell table:style-name="ce2" office:value-type="float" office:value="22.84" calcext:value-type="float">
            <text:p>22.84</text:p>
          </table:table-cell>
          <table:table-cell table:style-name="ce2" office:value-type="float" office:value="22.92" calcext:value-type="float">
            <text:p>22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4:30 </text:p>
          </table:table-cell>
          <table:table-cell table:style-name="ce2" office:value-type="float" office:value="16.83" calcext:value-type="float">
            <text:p>16.83</text:p>
          </table:table-cell>
          <table:table-cell table:style-name="ce2" office:value-type="float" office:value="17.33" calcext:value-type="float">
            <text:p>17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4:00 </text:p>
          </table:table-cell>
          <table:table-cell table:style-name="ce2" office:value-type="float" office:value="17.29" calcext:value-type="float">
            <text:p>17.29</text:p>
          </table:table-cell>
          <table:table-cell table:style-name="ce2" office:value-type="float" office:value="18.54" calcext:value-type="float">
            <text:p>18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3:30 </text:p>
          </table:table-cell>
          <table:table-cell table:style-name="ce2" office:value-type="float" office:value="20.25" calcext:value-type="float">
            <text:p>20.25</text:p>
          </table:table-cell>
          <table:table-cell table:style-name="ce2" office:value-type="float" office:value="21.86" calcext:value-type="float">
            <text:p>21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3:00 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27.09" calcext:value-type="float">
            <text:p>27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2:30 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24.25" calcext:value-type="float">
            <text:p>24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2:00 </text:p>
          </table:table-cell>
          <table:table-cell table:style-name="ce2" office:value-type="float" office:value="13.94" calcext:value-type="float">
            <text:p>13.94</text:p>
          </table:table-cell>
          <table:table-cell table:style-name="ce2" office:value-type="float" office:value="14.79" calcext:value-type="float">
            <text:p>14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1:30 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14.37" calcext:value-type="float">
            <text:p>14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1:00 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18.01" calcext:value-type="float">
            <text:p>18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0:30 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7.03" calcext:value-type="float">
            <text:p>27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0:00 </text:p>
          </table:table-cell>
          <table:table-cell table:style-name="ce2" office:value-type="float" office:value="26.85" calcext:value-type="float">
            <text:p>26.85</text:p>
          </table:table-cell>
          <table:table-cell table:style-name="ce2" office:value-type="float" office:value="29.27" calcext:value-type="float">
            <text:p>29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9:30 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25.62" calcext:value-type="float">
            <text:p>2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9:00 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16.99" calcext:value-type="float">
            <text:p>16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8:30 </text:p>
          </table:table-cell>
          <table:table-cell table:style-name="ce2" office:value-type="float" office:value="14.38" calcext:value-type="float">
            <text:p>14.38</text:p>
          </table:table-cell>
          <table:table-cell table:style-name="ce2" office:value-type="float" office:value="14.67" calcext:value-type="float">
            <text:p>14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8:00 </text:p>
          </table:table-cell>
          <table:table-cell table:style-name="ce2" office:value-type="float" office:value="15.34" calcext:value-type="float">
            <text:p>15.34</text:p>
          </table:table-cell>
          <table:table-cell table:style-name="ce2" office:value-type="float" office:value="15.07" calcext:value-type="float">
            <text:p>15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7:3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7:00 </text:p>
          </table:table-cell>
          <table:table-cell table:style-name="ce2" office:value-type="float" office:value="22.61" calcext:value-type="float">
            <text:p>22.61</text:p>
          </table:table-cell>
          <table:table-cell table:style-name="ce2" office:value-type="float" office:value="22.32" calcext:value-type="float">
            <text:p>22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6:30 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20.39" calcext:value-type="float">
            <text:p>20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5:3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3.08" calcext:value-type="float">
            <text:p>13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5:00 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9.14" calcext:value-type="float">
            <text:p>9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4:30 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6.72" calcext:value-type="float">
            <text:p>6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4:00 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3:30 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.85" calcext:value-type="float">
            <text:p>5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3:00 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.04" calcext:value-type="float">
            <text:p>6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2:30 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2:00 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64" calcext:value-type="float">
            <text:p>6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1:30 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1:00 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0:30 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0:00 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3:30 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.54" calcext:value-type="float">
            <text:p>6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3:00 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7.85" calcext:value-type="float">
            <text:p>7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2:30 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7.85" calcext:value-type="float">
            <text:p>7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2:00 </text:p>
          </table:table-cell>
          <table:table-cell table:style-name="ce2" office:value-type="float" office:value="6.71" calcext:value-type="float">
            <text:p>6.71</text:p>
          </table:table-cell>
          <table:table-cell table:style-name="ce2" office:value-type="float" office:value="8.03" calcext:value-type="float">
            <text:p>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1:30 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1:00 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0:30 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0:00 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10.67" calcext:value-type="float">
            <text:p>1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9:30 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12.16" calcext:value-type="float">
            <text:p>12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9:00 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12.74" calcext:value-type="float">
            <text:p>12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8:30 </text:p>
          </table:table-cell>
          <table:table-cell table:style-name="ce2" office:value-type="float" office:value="12.35" calcext:value-type="float">
            <text:p>12.35</text:p>
          </table:table-cell>
          <table:table-cell table:style-name="ce2" office:value-type="float" office:value="13.53" calcext:value-type="float">
            <text:p>13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8:00 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14.27" calcext:value-type="float">
            <text:p>14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7:30 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14.23" calcext:value-type="float">
            <text:p>14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7:00 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17.78" calcext:value-type="float">
            <text:p>17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6:30 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21.1" calcext:value-type="float">
            <text:p>21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6:00 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28.87" calcext:value-type="float">
            <text:p>28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5:30 </text:p>
          </table:table-cell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28.18" calcext:value-type="float">
            <text:p>28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5:00 </text:p>
          </table:table-cell>
          <table:table-cell table:style-name="ce2" office:value-type="float" office:value="31.54" calcext:value-type="float">
            <text:p>31.54</text:p>
          </table:table-cell>
          <table:table-cell table:style-name="ce2" office:value-type="float" office:value="33.34" calcext:value-type="float">
            <text:p>33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4:30 </text:p>
          </table:table-cell>
          <table:table-cell table:style-name="ce2" office:value-type="float" office:value="30.52" calcext:value-type="float">
            <text:p>30.52</text:p>
          </table:table-cell>
          <table:table-cell table:style-name="ce2" office:value-type="float" office:value="33.18" calcext:value-type="float">
            <text:p>33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4:00 </text:p>
          </table:table-cell>
          <table:table-cell table:style-name="ce2" office:value-type="float" office:value="24.27" calcext:value-type="float">
            <text:p>24.27</text:p>
          </table:table-cell>
          <table:table-cell table:style-name="ce2" office:value-type="float" office:value="26.8" calcext:value-type="float">
            <text:p>26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3:30 </text:p>
          </table:table-cell>
          <table:table-cell table:style-name="ce2" office:value-type="float" office:value="27.73" calcext:value-type="float">
            <text:p>27.73</text:p>
          </table:table-cell>
          <table:table-cell table:style-name="ce2" office:value-type="float" office:value="31.24" calcext:value-type="float">
            <text:p>31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3:00 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23.51" calcext:value-type="float">
            <text:p>23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2:30 </text:p>
          </table:table-cell>
          <table:table-cell table:style-name="ce2" office:value-type="float" office:value="19.05" calcext:value-type="float">
            <text:p>19.05</text:p>
          </table:table-cell>
          <table:table-cell table:style-name="ce2" office:value-type="float" office:value="22.51" calcext:value-type="float">
            <text:p>22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2:00 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7.42" calcext:value-type="float">
            <text:p>17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1:30 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5.32" calcext:value-type="float">
            <text:p>1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1:00 </text:p>
          </table:table-cell>
          <table:table-cell table:style-name="ce2" office:value-type="float" office:value="14.92" calcext:value-type="float">
            <text:p>14.92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0:30 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20.84" calcext:value-type="float">
            <text:p>20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0:00 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25.63" calcext:value-type="float">
            <text:p>25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9:30 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28.95" calcext:value-type="float">
            <text:p>2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9:00 </text:p>
          </table:table-cell>
          <table:table-cell table:style-name="ce2" office:value-type="float" office:value="26.95" calcext:value-type="float">
            <text:p>26.95</text:p>
          </table:table-cell>
          <table:table-cell table:style-name="ce2" office:value-type="float" office:value="28.49" calcext:value-type="float">
            <text:p>2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8:30 </text:p>
          </table:table-cell>
          <table:table-cell table:style-name="ce2" office:value-type="float" office:value="21.69" calcext:value-type="float">
            <text:p>21.69</text:p>
          </table:table-cell>
          <table:table-cell table:style-name="ce2" office:value-type="float" office:value="23.01" calcext:value-type="float">
            <text:p>23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8:00 </text:p>
          </table:table-cell>
          <table:table-cell table:style-name="ce2" office:value-type="float" office:value="21.48" calcext:value-type="float">
            <text:p>21.48</text:p>
          </table:table-cell>
          <table:table-cell table:style-name="ce2" office:value-type="float" office:value="22.69" calcext:value-type="float">
            <text:p>22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7:3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21.02" calcext:value-type="float">
            <text:p>21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7:00 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19.13" calcext:value-type="float">
            <text:p>19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6:30 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4.65" calcext:value-type="float">
            <text:p>14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6:00 </text:p>
          </table:table-cell>
          <table:table-cell table:style-name="ce2" office:value-type="float" office:value="10.79" calcext:value-type="float">
            <text:p>10.79</text:p>
          </table:table-cell>
          <table:table-cell table:style-name="ce2" office:value-type="float" office:value="11.63" calcext:value-type="float">
            <text:p>1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5:3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7.64" calcext:value-type="float">
            <text:p>7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4:3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4:00 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3:30 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3:00 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2:30 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2:00 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1:30 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6.78" calcext:value-type="float">
            <text:p>6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1:00 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7.86" calcext:value-type="float">
            <text:p>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0:30 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9.31" calcext:value-type="float">
            <text:p>9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0:00 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3:30 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1.37" calcext:value-type="float">
            <text:p>11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3:00 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16.39" calcext:value-type="float">
            <text:p>16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2:30 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18.08" calcext:value-type="float">
            <text:p>18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2:00 </text:p>
          </table:table-cell>
          <table:table-cell table:style-name="ce2" office:value-type="float" office:value="17.33" calcext:value-type="float">
            <text:p>17.33</text:p>
          </table:table-cell>
          <table:table-cell table:style-name="ce2" office:value-type="float" office:value="18.75" calcext:value-type="float">
            <text:p>18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1:30 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1:00 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0:30 </text:p>
          </table:table-cell>
          <table:table-cell table:style-name="ce2" office:value-type="float" office:value="25.74" calcext:value-type="float">
            <text:p>25.74</text:p>
          </table:table-cell>
          <table:table-cell table:style-name="ce2" office:value-type="float" office:value="28.08" calcext:value-type="float">
            <text:p>28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0:00 </text:p>
          </table:table-cell>
          <table:table-cell table:style-name="ce2" office:value-type="float" office:value="26.95" calcext:value-type="float">
            <text:p>26.95</text:p>
          </table:table-cell>
          <table:table-cell table:style-name="ce2" office:value-type="float" office:value="29.69" calcext:value-type="float">
            <text:p>29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9:30 </text:p>
          </table:table-cell>
          <table:table-cell table:style-name="ce2" office:value-type="float" office:value="29.32" calcext:value-type="float">
            <text:p>29.32</text:p>
          </table:table-cell>
          <table:table-cell table:style-name="ce2" office:value-type="float" office:value="32.17" calcext:value-type="float">
            <text:p>32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9:00 </text:p>
          </table:table-cell>
          <table:table-cell table:style-name="ce2" office:value-type="float" office:value="27.85" calcext:value-type="float">
            <text:p>27.85</text:p>
          </table:table-cell>
          <table:table-cell table:style-name="ce2" office:value-type="float" office:value="30.66" calcext:value-type="float">
            <text:p>30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8:30 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35.13" calcext:value-type="float">
            <text:p>35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8:00 </text:p>
          </table:table-cell>
          <table:table-cell table:style-name="ce2" office:value-type="float" office:value="35.84" calcext:value-type="float">
            <text:p>35.84</text:p>
          </table:table-cell>
          <table:table-cell table:style-name="ce2" office:value-type="float" office:value="44.18" calcext:value-type="float">
            <text:p>44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7:30 </text:p>
          </table:table-cell>
          <table:table-cell table:style-name="ce2" office:value-type="float" office:value="35.69" calcext:value-type="float">
            <text:p>35.69</text:p>
          </table:table-cell>
          <table:table-cell table:style-name="ce2" office:value-type="float" office:value="46.24" calcext:value-type="float">
            <text:p>46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7:00 </text:p>
          </table:table-cell>
          <table:table-cell table:style-name="ce2" office:value-type="float" office:value="33.7" calcext:value-type="float">
            <text:p>33.7</text:p>
          </table:table-cell>
          <table:table-cell table:style-name="ce2" office:value-type="float" office:value="48.05" calcext:value-type="float">
            <text:p>48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6:30 </text:p>
          </table:table-cell>
          <table:table-cell table:style-name="ce2" office:value-type="float" office:value="31.88" calcext:value-type="float">
            <text:p>31.88</text:p>
          </table:table-cell>
          <table:table-cell table:style-name="ce2" office:value-type="float" office:value="51.62" calcext:value-type="float">
            <text:p>51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6:00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.26" calcext:value-type="float">
            <text:p>49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5:30 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44.77" calcext:value-type="float">
            <text:p>44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5:00 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42.55" calcext:value-type="float">
            <text:p>42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4:30 </text:p>
          </table:table-cell>
          <table:table-cell table:style-name="ce2" office:value-type="float" office:value="26.09" calcext:value-type="float">
            <text:p>26.09</text:p>
          </table:table-cell>
          <table:table-cell table:style-name="ce2" office:value-type="float" office:value="34.33" calcext:value-type="float">
            <text:p>34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4:00 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32.94" calcext:value-type="float">
            <text:p>32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3:30 </text:p>
          </table:table-cell>
          <table:table-cell table:style-name="ce2" office:value-type="float" office:value="23.33" calcext:value-type="float">
            <text:p>23.33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3:00 </text:p>
          </table:table-cell>
          <table:table-cell table:style-name="ce2" office:value-type="float" office:value="20.98" calcext:value-type="float">
            <text:p>20.98</text:p>
          </table:table-cell>
          <table:table-cell table:style-name="ce2" office:value-type="float" office:value="26.17" calcext:value-type="float">
            <text:p>2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2:30 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23.41" calcext:value-type="float">
            <text:p>2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2:00 </text:p>
          </table:table-cell>
          <table:table-cell table:style-name="ce2" office:value-type="float" office:value="18.91" calcext:value-type="float">
            <text:p>18.91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1:30 </text:p>
          </table:table-cell>
          <table:table-cell table:style-name="ce2" office:value-type="float" office:value="17.96" calcext:value-type="float">
            <text:p>17.96</text:p>
          </table:table-cell>
          <table:table-cell table:style-name="ce2" office:value-type="float" office:value="21.81" calcext:value-type="float">
            <text:p>21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1:00 </text:p>
          </table:table-cell>
          <table:table-cell table:style-name="ce2" office:value-type="float" office:value="21.21" calcext:value-type="float">
            <text:p>21.2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0:30 </text:p>
          </table:table-cell>
          <table:table-cell table:style-name="ce2" office:value-type="float" office:value="16.73" calcext:value-type="float">
            <text:p>16.73</text:p>
          </table:table-cell>
          <table:table-cell table:style-name="ce2" office:value-type="float" office:value="19.46" calcext:value-type="float">
            <text:p>19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0:00 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9.44" calcext:value-type="float">
            <text:p>19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9:30 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18.95" calcext:value-type="float">
            <text:p>1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9:00 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19.03" calcext:value-type="float">
            <text:p>19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8:30 </text:p>
          </table:table-cell>
          <table:table-cell table:style-name="ce2" office:value-type="float" office:value="19.76" calcext:value-type="float">
            <text:p>19.76</text:p>
          </table:table-cell>
          <table:table-cell table:style-name="ce2" office:value-type="float" office:value="21.43" calcext:value-type="float">
            <text:p>21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8:00 </text:p>
          </table:table-cell>
          <table:table-cell table:style-name="ce2" office:value-type="float" office:value="13.14" calcext:value-type="float">
            <text:p>13.14</text:p>
          </table:table-cell>
          <table:table-cell table:style-name="ce2" office:value-type="float" office:value="14.92" calcext:value-type="float">
            <text:p>14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7:30 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11.96" calcext:value-type="float">
            <text:p>1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7:00 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13.43" calcext:value-type="float">
            <text:p>13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6:30 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17.78" calcext:value-type="float">
            <text:p>17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6:00 </text:p>
          </table:table-cell>
          <table:table-cell table:style-name="ce2" office:value-type="float" office:value="13.14" calcext:value-type="float">
            <text:p>13.1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5:30 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3.79" calcext:value-type="float">
            <text:p>1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5:00 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4:3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8.27" calcext:value-type="float">
            <text:p>8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3:30 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3:00 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2:30 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2:00 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9.46" calcext:value-type="float">
            <text:p>9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1:30 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10.61" calcext:value-type="float">
            <text:p>10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1:00 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12.79" calcext:value-type="float">
            <text:p>12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0:30 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2.47" calcext:value-type="float">
            <text:p>12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0:00 </text:p>
          </table:table-cell>
          <table:table-cell table:style-name="ce2" office:value-type="float" office:value="16.37" calcext:value-type="float">
            <text:p>16.37</text:p>
          </table:table-cell>
          <table:table-cell table:style-name="ce2" office:value-type="float" office:value="17.16" calcext:value-type="float">
            <text:p>1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3:30 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25.79" calcext:value-type="float">
            <text:p>25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3:00 </text:p>
          </table:table-cell>
          <table:table-cell table:style-name="ce2" office:value-type="float" office:value="25.09" calcext:value-type="float">
            <text:p>25.09</text:p>
          </table:table-cell>
          <table:table-cell table:style-name="ce2" office:value-type="float" office:value="26.31" calcext:value-type="float">
            <text:p>26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2:30 </text:p>
          </table:table-cell>
          <table:table-cell table:style-name="ce2" office:value-type="float" office:value="23.87" calcext:value-type="float">
            <text:p>23.87</text:p>
          </table:table-cell>
          <table:table-cell table:style-name="ce2" office:value-type="float" office:value="25.53" calcext:value-type="float">
            <text:p>25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2:00 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32.88" calcext:value-type="float">
            <text:p>32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1:30 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68.43" calcext:value-type="float">
            <text:p>68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1:00 </text:p>
          </table:table-cell>
          <table:table-cell table:style-name="ce2" office:value-type="float" office:value="42.46" calcext:value-type="float">
            <text:p>42.46</text:p>
          </table:table-cell>
          <table:table-cell table:style-name="ce2" office:value-type="float" office:value="49.21" calcext:value-type="float">
            <text:p>49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0:30 </text:p>
          </table:table-cell>
          <table:table-cell table:style-name="ce2" office:value-type="float" office:value="19.14" calcext:value-type="float">
            <text:p>19.14</text:p>
          </table:table-cell>
          <table:table-cell table:style-name="ce2" office:value-type="float" office:value="20.49" calcext:value-type="float">
            <text:p>20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0:00 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6.6" calcext:value-type="float">
            <text:p>16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9:30 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52.97" calcext:value-type="float">
            <text:p>52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9:00 </text:p>
          </table:table-cell>
          <table:table-cell table:style-name="ce2" office:value-type="float" office:value="36.51" calcext:value-type="float">
            <text:p>36.51</text:p>
          </table:table-cell>
          <table:table-cell table:style-name="ce2" office:value-type="float" office:value="42.21" calcext:value-type="float">
            <text:p>42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8:30 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8:00 </text:p>
          </table:table-cell>
          <table:table-cell table:style-name="ce2" office:value-type="float" office:value="20.12" calcext:value-type="float">
            <text:p>20.12</text:p>
          </table:table-cell>
          <table:table-cell table:style-name="ce2" office:value-type="float" office:value="24.18" calcext:value-type="float">
            <text:p>24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7:30 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25.08" calcext:value-type="float">
            <text:p>2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7:00 </text:p>
          </table:table-cell>
          <table:table-cell table:style-name="ce2" office:value-type="float" office:value="40.64" calcext:value-type="float">
            <text:p>40.64</text:p>
          </table:table-cell>
          <table:table-cell table:style-name="ce2" office:value-type="float" office:value="43.28" calcext:value-type="float">
            <text:p>43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6:30 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55.45" calcext:value-type="float">
            <text:p>55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6:00 </text:p>
          </table:table-cell>
          <table:table-cell table:style-name="ce2" office:value-type="float" office:value="52.65" calcext:value-type="float">
            <text:p>52.65</text:p>
          </table:table-cell>
          <table:table-cell table:style-name="ce2" office:value-type="float" office:value="59.61" calcext:value-type="float">
            <text:p>59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5:30 </text:p>
          </table:table-cell>
          <table:table-cell table:style-name="ce2" office:value-type="float" office:value="43.38" calcext:value-type="float">
            <text:p>43.38</text:p>
          </table:table-cell>
          <table:table-cell table:style-name="ce2" office:value-type="float" office:value="46.93" calcext:value-type="float">
            <text:p>46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5:00 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8.15" calcext:value-type="float">
            <text:p>28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4:30 </text:p>
          </table:table-cell>
          <table:table-cell table:style-name="ce2" office:value-type="float" office:value="22.03" calcext:value-type="float">
            <text:p>22.03</text:p>
          </table:table-cell>
          <table:table-cell table:style-name="ce2" office:value-type="float" office:value="24.1" calcext:value-type="float">
            <text:p>24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4:00 </text:p>
          </table:table-cell>
          <table:table-cell table:style-name="ce2" office:value-type="float" office:value="19.43" calcext:value-type="float">
            <text:p>19.43</text:p>
          </table:table-cell>
          <table:table-cell table:style-name="ce2" office:value-type="float" office:value="21.78" calcext:value-type="float">
            <text:p>21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3:30 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18.35" calcext:value-type="float">
            <text:p>18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3:00 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4.02" calcext:value-type="float">
            <text:p>14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2:30 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19.22" calcext:value-type="float">
            <text:p>19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2:00 </text:p>
          </table:table-cell>
          <table:table-cell table:style-name="ce2" office:value-type="float" office:value="21.36" calcext:value-type="float">
            <text:p>21.3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1:30 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2.85" calcext:value-type="float">
            <text:p>22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1:00 </text:p>
          </table:table-cell>
          <table:table-cell table:style-name="ce2" office:value-type="float" office:value="14.97" calcext:value-type="float">
            <text:p>14.97</text:p>
          </table:table-cell>
          <table:table-cell table:style-name="ce2" office:value-type="float" office:value="17.12" calcext:value-type="float">
            <text:p>17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0:30 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15.07" calcext:value-type="float">
            <text:p>15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0:00 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5.03" calcext:value-type="float">
            <text:p>25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9:30 </text:p>
          </table:table-cell>
          <table:table-cell table:style-name="ce2" office:value-type="float" office:value="43.59" calcext:value-type="float">
            <text:p>43.59</text:p>
          </table:table-cell>
          <table:table-cell table:style-name="ce2" office:value-type="float" office:value="57.49" calcext:value-type="float">
            <text:p>57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9:00 </text:p>
          </table:table-cell>
          <table:table-cell table:style-name="ce2" office:value-type="float" office:value="55.37" calcext:value-type="float">
            <text:p>55.37</text:p>
          </table:table-cell>
          <table:table-cell table:style-name="ce2" office:value-type="float" office:value="85.4" calcext:value-type="float">
            <text:p>85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8:30 </text:p>
          </table:table-cell>
          <table:table-cell table:style-name="ce2" office:value-type="float" office:value="56.07" calcext:value-type="float">
            <text:p>56.07</text:p>
          </table:table-cell>
          <table:table-cell table:style-name="ce2" office:value-type="float" office:value="76.88" calcext:value-type="float">
            <text:p>76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8:00 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71.07" calcext:value-type="float">
            <text:p>71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7:30 </text:p>
          </table:table-cell>
          <table:table-cell table:style-name="ce2" office:value-type="float" office:value="46.34" calcext:value-type="float">
            <text:p>46.34</text:p>
          </table:table-cell>
          <table:table-cell table:style-name="ce2" office:value-type="float" office:value="50.16" calcext:value-type="float">
            <text:p>50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7:00 </text:p>
          </table:table-cell>
          <table:table-cell table:style-name="ce2" office:value-type="float" office:value="41.9" calcext:value-type="float">
            <text:p>41.9</text:p>
          </table:table-cell>
          <table:table-cell table:style-name="ce2" office:value-type="float" office:value="45.14" calcext:value-type="float">
            <text:p>45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6:30 </text:p>
          </table:table-cell>
          <table:table-cell table:style-name="ce2" office:value-type="float" office:value="39.17" calcext:value-type="float">
            <text:p>39.17</text:p>
          </table:table-cell>
          <table:table-cell table:style-name="ce2" office:value-type="float" office:value="42.34" calcext:value-type="float">
            <text:p>42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5:30 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float" office:value="24.97" calcext:value-type="float">
            <text:p>2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5:00 </text:p>
          </table:table-cell>
          <table:table-cell table:style-name="ce2" office:value-type="float" office:value="12.32" calcext:value-type="float">
            <text:p>12.32</text:p>
          </table:table-cell>
          <table:table-cell table:style-name="ce2" office:value-type="float" office:value="12.99" calcext:value-type="float">
            <text:p>12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4:30 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4:00 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3.03" calcext:value-type="float">
            <text:p>13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3:30 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14.14" calcext:value-type="float">
            <text:p>14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3:00 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96" calcext:value-type="float">
            <text:p>13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2:30 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2:00 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4.02" calcext:value-type="float">
            <text:p>14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1:30 </text:p>
          </table:table-cell>
          <table:table-cell table:style-name="ce2" office:value-type="float" office:value="15.64" calcext:value-type="float">
            <text:p>15.64</text:p>
          </table:table-cell>
          <table:table-cell table:style-name="ce2" office:value-type="float" office:value="17.23" calcext:value-type="float">
            <text:p>17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0:30 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0:00 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17.21" calcext:value-type="float">
            <text:p>17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3:30 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18.05" calcext:value-type="float">
            <text:p>18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3:00 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float" office:value="19.04" calcext:value-type="float">
            <text:p>19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2:30 </text:p>
          </table:table-cell>
          <table:table-cell table:style-name="ce2" office:value-type="float" office:value="17.35" calcext:value-type="float">
            <text:p>17.35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2:00 </text:p>
          </table:table-cell>
          <table:table-cell table:style-name="ce2" office:value-type="float" office:value="14.92" calcext:value-type="float">
            <text:p>14.92</text:p>
          </table:table-cell>
          <table:table-cell table:style-name="ce2" office:value-type="float" office:value="16.08" calcext:value-type="float">
            <text:p>16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1:30 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14.49" calcext:value-type="float">
            <text:p>14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1:00 </text:p>
          </table:table-cell>
          <table:table-cell table:style-name="ce2" office:value-type="float" office:value="12.26" calcext:value-type="float">
            <text:p>12.26</text:p>
          </table:table-cell>
          <table:table-cell table:style-name="ce2" office:value-type="float" office:value="13.26" calcext:value-type="float">
            <text:p>13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0:30 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11.69" calcext:value-type="float">
            <text:p>11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20:00 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9:30 </text:p>
          </table:table-cell>
          <table:table-cell table:style-name="ce2" office:value-type="float" office:value="12.28" calcext:value-type="float">
            <text:p>12.28</text:p>
          </table:table-cell>
          <table:table-cell table:style-name="ce2" office:value-type="float" office:value="13.38" calcext:value-type="float">
            <text:p>13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9:00 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4.98" calcext:value-type="float">
            <text:p>14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8:30 </text:p>
          </table:table-cell>
          <table:table-cell table:style-name="ce2" office:value-type="float" office:value="16.37" calcext:value-type="float">
            <text:p>16.37</text:p>
          </table:table-cell>
          <table:table-cell table:style-name="ce2" office:value-type="float" office:value="17.13" calcext:value-type="float">
            <text:p>17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8:00 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20.49" calcext:value-type="float">
            <text:p>20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7:30 </text:p>
          </table:table-cell>
          <table:table-cell table:style-name="ce2" office:value-type="float" office:value="18.59" calcext:value-type="float">
            <text:p>18.59</text:p>
          </table:table-cell>
          <table:table-cell table:style-name="ce2" office:value-type="float" office:value="20.57" calcext:value-type="float">
            <text:p>20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7:00 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18.62" calcext:value-type="float">
            <text:p>18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6:30 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20.21" calcext:value-type="float">
            <text:p>20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6:00 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21.84" calcext:value-type="float">
            <text:p>21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5:3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21.34" calcext:value-type="float">
            <text:p>21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5:00 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18.46" calcext:value-type="float">
            <text:p>18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4:30 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18.34" calcext:value-type="float">
            <text:p>18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4:00 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3:3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5.62" calcext:value-type="float">
            <text:p>1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3:00 </text:p>
          </table:table-cell>
          <table:table-cell table:style-name="ce2" office:value-type="float" office:value="11.17" calcext:value-type="float">
            <text:p>11.17</text:p>
          </table:table-cell>
          <table:table-cell table:style-name="ce2" office:value-type="float" office:value="12.75" calcext:value-type="float">
            <text:p>12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2:30 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3.25" calcext:value-type="float">
            <text:p>13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2:00 </text:p>
          </table:table-cell>
          <table:table-cell table:style-name="ce2" office:value-type="float" office:value="14.02" calcext:value-type="float">
            <text:p>14.02</text:p>
          </table:table-cell>
          <table:table-cell table:style-name="ce2" office:value-type="float" office:value="16.61" calcext:value-type="float">
            <text:p>16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1:30 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12.56" calcext:value-type="float">
            <text:p>12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1:00 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15.99" calcext:value-type="float">
            <text:p>15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0:30 </text:p>
          </table:table-cell>
          <table:table-cell table:style-name="ce2" office:value-type="float" office:value="15.82" calcext:value-type="float">
            <text:p>15.82</text:p>
          </table:table-cell>
          <table:table-cell table:style-name="ce2" office:value-type="float" office:value="17.7" calcext:value-type="float">
            <text:p>17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0:00 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13.79" calcext:value-type="float">
            <text:p>1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9:30 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5.54" calcext:value-type="float">
            <text:p>15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9:00 </text:p>
          </table:table-cell>
          <table:table-cell table:style-name="ce2" office:value-type="float" office:value="14.15" calcext:value-type="float">
            <text:p>14.15</text:p>
          </table:table-cell>
          <table:table-cell table:style-name="ce2" office:value-type="float" office:value="15.72" calcext:value-type="float">
            <text:p>15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8:30 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12.71" calcext:value-type="float">
            <text:p>12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8:00 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13.17" calcext:value-type="float">
            <text:p>1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7:30 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14.68" calcext:value-type="float">
            <text:p>14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7:00 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1.64" calcext:value-type="float">
            <text:p>11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6:30 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6:00 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17.6" calcext:value-type="float">
            <text:p>17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5:30 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4.9" calcext:value-type="float">
            <text:p>14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4:30 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7.24" calcext:value-type="float">
            <text:p>7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4:0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61" calcext:value-type="float">
            <text:p>7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3:30 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6.62" calcext:value-type="float">
            <text:p>6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3:00 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7.75" calcext:value-type="float">
            <text:p>7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2:30 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6.46" calcext:value-type="float">
            <text:p>6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2:00 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6.82" calcext:value-type="float">
            <text:p>6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1:30 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6.86" calcext:value-type="float">
            <text:p>6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1:00 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6.04" calcext:value-type="float">
            <text:p>6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0:30 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7.36" calcext:value-type="float">
            <text:p>7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0:00 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58" calcext:value-type="float">
            <text:p>6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3:30 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3:00 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2:30 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8.03" calcext:value-type="float">
            <text:p>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2:00 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1:30 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9.96" calcext:value-type="float">
            <text:p>9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1:00 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0:30 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1.4" calcext:value-type="float">
            <text:p>2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0:00 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21.1" calcext:value-type="float">
            <text:p>21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9:30 </text:p>
          </table:table-cell>
          <table:table-cell table:style-name="ce2" office:value-type="float" office:value="20.27" calcext:value-type="float">
            <text:p>20.27</text:p>
          </table:table-cell>
          <table:table-cell table:style-name="ce2" office:value-type="float" office:value="22.17" calcext:value-type="float">
            <text:p>22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9:00 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22.15" calcext:value-type="float">
            <text:p>22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8:30 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3.23" calcext:value-type="float">
            <text:p>2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8:00 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29.25" calcext:value-type="float">
            <text:p>29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7:30 </text:p>
          </table:table-cell>
          <table:table-cell table:style-name="ce2" office:value-type="float" office:value="32.24" calcext:value-type="float">
            <text:p>32.24</text:p>
          </table:table-cell>
          <table:table-cell table:style-name="ce2" office:value-type="float" office:value="35.48" calcext:value-type="float">
            <text:p>35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7:00 </text:p>
          </table:table-cell>
          <table:table-cell table:style-name="ce2" office:value-type="float" office:value="35.27" calcext:value-type="float">
            <text:p>35.27</text:p>
          </table:table-cell>
          <table:table-cell table:style-name="ce2" office:value-type="float" office:value="40.25" calcext:value-type="float">
            <text:p>40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6:30 </text:p>
          </table:table-cell>
          <table:table-cell table:style-name="ce2" office:value-type="float" office:value="39.74" calcext:value-type="float">
            <text:p>39.74</text:p>
          </table:table-cell>
          <table:table-cell table:style-name="ce2" office:value-type="float" office:value="44.05" calcext:value-type="float">
            <text:p>44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6:00 </text:p>
          </table:table-cell>
          <table:table-cell table:style-name="ce2" office:value-type="float" office:value="34.69" calcext:value-type="float">
            <text:p>34.69</text:p>
          </table:table-cell>
          <table:table-cell table:style-name="ce2" office:value-type="float" office:value="37.03" calcext:value-type="float">
            <text:p>37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5:30 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5:00 </text:p>
          </table:table-cell>
          <table:table-cell table:style-name="ce2" office:value-type="float" office:value="36.18" calcext:value-type="float">
            <text:p>36.18</text:p>
          </table:table-cell>
          <table:table-cell table:style-name="ce2" office:value-type="float" office:value="40.31" calcext:value-type="float">
            <text:p>4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4:30 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25.06" calcext:value-type="float">
            <text:p>25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4:00 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7.75" calcext:value-type="float">
            <text:p>17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3:30 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10.76" calcext:value-type="float">
            <text:p>10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3:00 </text:p>
          </table:table-cell>
          <table:table-cell table:style-name="ce2" office:value-type="float" office:value="7.76" calcext:value-type="float">
            <text:p>7.76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2:30 </text:p>
          </table:table-cell>
          <table:table-cell table:style-name="ce2" office:value-type="float" office:value="13.14" calcext:value-type="float">
            <text:p>13.14</text:p>
          </table:table-cell>
          <table:table-cell table:style-name="ce2" office:value-type="float" office:value="15.54" calcext:value-type="float">
            <text:p>15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2:00 </text:p>
          </table:table-cell>
          <table:table-cell table:style-name="ce2" office:value-type="float" office:value="27.06" calcext:value-type="float">
            <text:p>27.06</text:p>
          </table:table-cell>
          <table:table-cell table:style-name="ce2" office:value-type="float" office:value="45.31" calcext:value-type="float">
            <text:p>45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1:30 </text:p>
          </table:table-cell>
          <table:table-cell table:style-name="ce2" office:value-type="float" office:value="37.06" calcext:value-type="float">
            <text:p>37.06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1:00 </text:p>
          </table:table-cell>
          <table:table-cell table:style-name="ce2" office:value-type="float" office:value="35.48" calcext:value-type="float">
            <text:p>35.48</text:p>
          </table:table-cell>
          <table:table-cell table:style-name="ce2" office:value-type="float" office:value="60.88" calcext:value-type="float">
            <text:p>60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0:30 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float" office:value="40.97" calcext:value-type="float">
            <text:p>40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0:00 </text:p>
          </table:table-cell>
          <table:table-cell table:style-name="ce2" office:value-type="float" office:value="27.21" calcext:value-type="float">
            <text:p>27.21</text:p>
          </table:table-cell>
          <table:table-cell table:style-name="ce2" office:value-type="float" office:value="41.53" calcext:value-type="float">
            <text:p>41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9:30 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34.38" calcext:value-type="float">
            <text:p>34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9:00 </text:p>
          </table:table-cell>
          <table:table-cell table:style-name="ce2" office:value-type="float" office:value="22.28" calcext:value-type="float">
            <text:p>22.28</text:p>
          </table:table-cell>
          <table:table-cell table:style-name="ce2" office:value-type="float" office:value="27.47" calcext:value-type="float">
            <text:p>27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8:30 </text:p>
          </table:table-cell>
          <table:table-cell table:style-name="ce2" office:value-type="float" office:value="19.76" calcext:value-type="float">
            <text:p>19.76</text:p>
          </table:table-cell>
          <table:table-cell table:style-name="ce2" office:value-type="float" office:value="23.31" calcext:value-type="float">
            <text:p>23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8:00 </text:p>
          </table:table-cell>
          <table:table-cell table:style-name="ce2" office:value-type="float" office:value="15.07" calcext:value-type="float">
            <text:p>15.07</text:p>
          </table:table-cell>
          <table:table-cell table:style-name="ce2" office:value-type="float" office:value="17.87" calcext:value-type="float">
            <text:p>17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7:30 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2.57" calcext:value-type="float">
            <text:p>12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7:00 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10.82" calcext:value-type="float">
            <text:p>10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6:30 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6:00 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5:30 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5.33" calcext:value-type="float">
            <text:p>5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5:00 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4:30 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4.81" calcext:value-type="float">
            <text:p>4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3:30 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8.23" calcext:value-type="float">
            <text:p>8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3:00 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8.07" calcext:value-type="float">
            <text:p>8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2:30 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2:00 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74" calcext:value-type="float">
            <text:p>6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1:30 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8.07" calcext:value-type="float">
            <text:p>8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1:00 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29" calcext:value-type="float">
            <text:p>9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0:30 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1.78" calcext:value-type="float">
            <text:p>11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0:0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0.33" calcext:value-type="float">
            <text:p>10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3:30 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9.42" calcext:value-type="float">
            <text:p>9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3:00 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17.13" calcext:value-type="float">
            <text:p>17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2:30 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12.68" calcext:value-type="float">
            <text:p>12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2:00 </text:p>
          </table:table-cell>
          <table:table-cell table:style-name="ce2" office:value-type="float" office:value="15.22" calcext:value-type="float">
            <text:p>15.22</text:p>
          </table:table-cell>
          <table:table-cell table:style-name="ce2" office:value-type="float" office:value="17.29" calcext:value-type="float">
            <text:p>17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1:30 </text:p>
          </table:table-cell>
          <table:table-cell table:style-name="ce2" office:value-type="float" office:value="19.32" calcext:value-type="float">
            <text:p>19.32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1:00 </text:p>
          </table:table-cell>
          <table:table-cell table:style-name="ce2" office:value-type="float" office:value="29.05" calcext:value-type="float">
            <text:p>29.05</text:p>
          </table:table-cell>
          <table:table-cell table:style-name="ce2" office:value-type="float" office:value="31.38" calcext:value-type="float">
            <text:p>31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0:30 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32.4" calcext:value-type="float">
            <text:p>32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0:00 </text:p>
          </table:table-cell>
          <table:table-cell table:style-name="ce2" office:value-type="float" office:value="45.84" calcext:value-type="float">
            <text:p>45.84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9:30 </text:p>
          </table:table-cell>
          <table:table-cell table:style-name="ce2" office:value-type="float" office:value="39.38" calcext:value-type="float">
            <text:p>39.38</text:p>
          </table:table-cell>
          <table:table-cell table:style-name="ce2" office:value-type="float" office:value="42.46" calcext:value-type="float">
            <text:p>42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9:00 </text:p>
          </table:table-cell>
          <table:table-cell table:style-name="ce2" office:value-type="float" office:value="46.36" calcext:value-type="float">
            <text:p>46.36</text:p>
          </table:table-cell>
          <table:table-cell table:style-name="ce2" office:value-type="float" office:value="50.32" calcext:value-type="float">
            <text:p>50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8:30 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43.86" calcext:value-type="float">
            <text:p>43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8:00 </text:p>
          </table:table-cell>
          <table:table-cell table:style-name="ce2" office:value-type="float" office:value="41.96" calcext:value-type="float">
            <text:p>41.96</text:p>
          </table:table-cell>
          <table:table-cell table:style-name="ce2" office:value-type="float" office:value="44.16" calcext:value-type="float">
            <text:p>44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7:30 </text:p>
          </table:table-cell>
          <table:table-cell table:style-name="ce2" office:value-type="float" office:value="47.66" calcext:value-type="float">
            <text:p>47.66</text:p>
          </table:table-cell>
          <table:table-cell table:style-name="ce2" office:value-type="float" office:value="51.21" calcext:value-type="float">
            <text:p>51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7:00 </text:p>
          </table:table-cell>
          <table:table-cell table:style-name="ce2" office:value-type="float" office:value="47.54" calcext:value-type="float">
            <text:p>47.54</text:p>
          </table:table-cell>
          <table:table-cell table:style-name="ce2" office:value-type="float" office:value="51.01" calcext:value-type="float">
            <text:p>51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6:30 </text:p>
          </table:table-cell>
          <table:table-cell table:style-name="ce2" office:value-type="float" office:value="40.95" calcext:value-type="float">
            <text:p>40.95</text:p>
          </table:table-cell>
          <table:table-cell table:style-name="ce2" office:value-type="float" office:value="43.02" calcext:value-type="float">
            <text:p>43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6:00 </text:p>
          </table:table-cell>
          <table:table-cell table:style-name="ce2" office:value-type="float" office:value="23.91" calcext:value-type="float">
            <text:p>23.91</text:p>
          </table:table-cell>
          <table:table-cell table:style-name="ce2" office:value-type="float" office:value="25.66" calcext:value-type="float">
            <text:p>25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5:30 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0.64" calcext:value-type="float">
            <text:p>20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5:00 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3.88" calcext:value-type="float">
            <text:p>13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4:30 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4:00 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3:30 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11.47" calcext:value-type="float">
            <text:p>11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3:0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9.21" calcext:value-type="float">
            <text:p>9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2:30 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11.03" calcext:value-type="float">
            <text:p>11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2:00 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1:30 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14.53" calcext:value-type="float">
            <text:p>14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1:00 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20.1" calcext:value-type="float">
            <text:p>2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0:30 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21.01" calcext:value-type="float">
            <text:p>21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0:00 </text:p>
          </table:table-cell>
          <table:table-cell table:style-name="ce2" office:value-type="float" office:value="18.78" calcext:value-type="float">
            <text:p>18.78</text:p>
          </table:table-cell>
          <table:table-cell table:style-name="ce2" office:value-type="float" office:value="24.98" calcext:value-type="float">
            <text:p>24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9:30 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25.82" calcext:value-type="float">
            <text:p>25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9:00 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office:value-type="float" office:value="21.55" calcext:value-type="float">
            <text:p>21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8:30 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18.48" calcext:value-type="float">
            <text:p>1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8:00 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22.79" calcext:value-type="float">
            <text:p>22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7:30 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24.63" calcext:value-type="float">
            <text:p>24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7:00 </text:p>
          </table:table-cell>
          <table:table-cell table:style-name="ce2" office:value-type="float" office:value="17.96" calcext:value-type="float">
            <text:p>17.96</text:p>
          </table:table-cell>
          <table:table-cell table:style-name="ce2" office:value-type="float" office:value="19.72" calcext:value-type="float">
            <text:p>19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6:30 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12.71" calcext:value-type="float">
            <text:p>12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5:30 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13.65" calcext:value-type="float">
            <text:p>13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5:00 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2.33" calcext:value-type="float">
            <text:p>12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4:30 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8.86" calcext:value-type="float">
            <text:p>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4:00 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6.53" calcext:value-type="float">
            <text:p>6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3:30 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6.63" calcext:value-type="float">
            <text:p>6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3:00 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2:3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7.44" calcext:value-type="float">
            <text:p>7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2:00 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8.38" calcext:value-type="float">
            <text:p>8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1:30 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1:00 </text:p>
          </table:table-cell>
          <table:table-cell table:style-name="ce2" office:value-type="float" office:value="12.28" calcext:value-type="float">
            <text:p>12.28</text:p>
          </table:table-cell>
          <table:table-cell table:style-name="ce2"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0:30 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17.08" calcext:value-type="float">
            <text:p>17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0:00 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17.98" calcext:value-type="float">
            <text:p>17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3:30 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office:value-type="float" office:value="15.88" calcext:value-type="float">
            <text:p>15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3:00 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22.49" calcext:value-type="float">
            <text:p>22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2:30 </text:p>
          </table:table-cell>
          <table:table-cell table:style-name="ce2" office:value-type="float" office:value="28.59" calcext:value-type="float">
            <text:p>28.59</text:p>
          </table:table-cell>
          <table:table-cell table:style-name="ce2" office:value-type="float" office:value="29.41" calcext:value-type="float">
            <text:p>29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2:00 </text:p>
          </table:table-cell>
          <table:table-cell table:style-name="ce2" office:value-type="float" office:value="31.17" calcext:value-type="float">
            <text:p>31.17</text:p>
          </table:table-cell>
          <table:table-cell table:style-name="ce2" office:value-type="float" office:value="32.57" calcext:value-type="float">
            <text:p>32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1:30 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33.56" calcext:value-type="float">
            <text:p>33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1:00 </text:p>
          </table:table-cell>
          <table:table-cell table:style-name="ce2" office:value-type="float" office:value="29.93" calcext:value-type="float">
            <text:p>29.93</text:p>
          </table:table-cell>
          <table:table-cell table:style-name="ce2" office:value-type="float" office:value="31.71" calcext:value-type="float">
            <text:p>3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0:30 </text:p>
          </table:table-cell>
          <table:table-cell table:style-name="ce2" office:value-type="float" office:value="38.19" calcext:value-type="float">
            <text:p>38.19</text:p>
          </table:table-cell>
          <table:table-cell table:style-name="ce2" office:value-type="float" office:value="40.58" calcext:value-type="float">
            <text:p>40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0:00 </text:p>
          </table:table-cell>
          <table:table-cell table:style-name="ce2" office:value-type="float" office:value="38.46" calcext:value-type="float">
            <text:p>38.46</text:p>
          </table:table-cell>
          <table:table-cell table:style-name="ce2" office:value-type="float" office:value="40.64" calcext:value-type="float">
            <text:p>40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9:30 </text:p>
          </table:table-cell>
          <table:table-cell table:style-name="ce2" office:value-type="float" office:value="36.55" calcext:value-type="float">
            <text:p>36.55</text:p>
          </table:table-cell>
          <table:table-cell table:style-name="ce2" office:value-type="float" office:value="39.35" calcext:value-type="float">
            <text:p>39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9:00 </text:p>
          </table:table-cell>
          <table:table-cell table:style-name="ce2" office:value-type="float" office:value="45.61" calcext:value-type="float">
            <text:p>45.61</text:p>
          </table:table-cell>
          <table:table-cell table:style-name="ce2" office:value-type="float" office:value="56.33" calcext:value-type="float">
            <text:p>56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8:30 </text:p>
          </table:table-cell>
          <table:table-cell table:style-name="ce2" office:value-type="float" office:value="46.15" calcext:value-type="float">
            <text:p>46.15</text:p>
          </table:table-cell>
          <table:table-cell table:style-name="ce2" office:value-type="float" office:value="57.68" calcext:value-type="float">
            <text:p>5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8:00 </text:p>
          </table:table-cell>
          <table:table-cell table:style-name="ce2" office:value-type="float" office:value="45.33" calcext:value-type="float">
            <text:p>45.33</text:p>
          </table:table-cell>
          <table:table-cell table:style-name="ce2" office:value-type="float" office:value="58.96" calcext:value-type="float">
            <text:p>58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7:30 </text:p>
          </table:table-cell>
          <table:table-cell table:style-name="ce2" office:value-type="float" office:value="42.04" calcext:value-type="float">
            <text:p>42.04</text:p>
          </table:table-cell>
          <table:table-cell table:style-name="ce2" office:value-type="float" office:value="55.29" calcext:value-type="float">
            <text:p>55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7:00 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58.06" calcext:value-type="float">
            <text:p>58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6:30 </text:p>
          </table:table-cell>
          <table:table-cell table:style-name="ce2" office:value-type="float" office:value="42.06" calcext:value-type="float">
            <text:p>42.06</text:p>
          </table:table-cell>
          <table:table-cell table:style-name="ce2" office:value-type="float" office:value="58.04" calcext:value-type="float">
            <text:p>58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6:00 </text:p>
          </table:table-cell>
          <table:table-cell table:style-name="ce2" office:value-type="float" office:value="40.03" calcext:value-type="float">
            <text:p>40.03</text:p>
          </table:table-cell>
          <table:table-cell table:style-name="ce2" office:value-type="float" office:value="52.65" calcext:value-type="float">
            <text:p>52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5:30 </text:p>
          </table:table-cell>
          <table:table-cell table:style-name="ce2" office:value-type="float" office:value="39.86" calcext:value-type="float">
            <text:p>39.86</text:p>
          </table:table-cell>
          <table:table-cell table:style-name="ce2" office:value-type="float" office:value="54.97" calcext:value-type="float">
            <text:p>5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5:00 </text:p>
          </table:table-cell>
          <table:table-cell table:style-name="ce2" office:value-type="float" office:value="32.55" calcext:value-type="float">
            <text:p>32.55</text:p>
          </table:table-cell>
          <table:table-cell table:style-name="ce2" office:value-type="float" office:value="42.26" calcext:value-type="float">
            <text:p>42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4:3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23.23" calcext:value-type="float">
            <text:p>2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4:00 </text:p>
          </table:table-cell>
          <table:table-cell table:style-name="ce2" office:value-type="float" office:value="19.18" calcext:value-type="float">
            <text:p>19.18</text:p>
          </table:table-cell>
          <table:table-cell table:style-name="ce2" office:value-type="float" office:value="23.03" calcext:value-type="float">
            <text:p>23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3:30 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22.69" calcext:value-type="float">
            <text:p>22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3:00 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19.19" calcext:value-type="float">
            <text:p>19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2:30 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24.05" calcext:value-type="float">
            <text:p>24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2:00 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float" office:value="20.05" calcext:value-type="float">
            <text:p>20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1:30 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17.34" calcext:value-type="float">
            <text:p>17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1:00 </text:p>
          </table:table-cell>
          <table:table-cell table:style-name="ce2" office:value-type="float" office:value="17.48" calcext:value-type="float">
            <text:p>17.48</text:p>
          </table:table-cell>
          <table:table-cell table:style-name="ce2" office:value-type="float" office:value="18.69" calcext:value-type="float">
            <text:p>18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0:30 </text:p>
          </table:table-cell>
          <table:table-cell table:style-name="ce2" office:value-type="float" office:value="19.62" calcext:value-type="float">
            <text:p>19.62</text:p>
          </table:table-cell>
          <table:table-cell table:style-name="ce2" office:value-type="float" office:value="20.61" calcext:value-type="float">
            <text:p>20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0:00 </text:p>
          </table:table-cell>
          <table:table-cell table:style-name="ce2" office:value-type="float" office:value="25.53" calcext:value-type="float">
            <text:p>25.53</text:p>
          </table:table-cell>
          <table:table-cell table:style-name="ce2" office:value-type="float" office:value="27.38" calcext:value-type="float">
            <text:p>27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9:30 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31.58" calcext:value-type="float">
            <text:p>31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9:00 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7.26" calcext:value-type="float">
            <text:p>27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8:30 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25.76" calcext:value-type="float">
            <text:p>25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8:00 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25.11" calcext:value-type="float">
            <text:p>25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7:30 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3.31" calcext:value-type="float">
            <text:p>23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7:00 </text:p>
          </table:table-cell>
          <table:table-cell table:style-name="ce2" office:value-type="float" office:value="21.42" calcext:value-type="float">
            <text:p>21.42</text:p>
          </table:table-cell>
          <table:table-cell table:style-name="ce2" office:value-type="float" office:value="21.87" calcext:value-type="float">
            <text:p>21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6:30 </text:p>
          </table:table-cell>
          <table:table-cell table:style-name="ce2" office:value-type="float" office:value="17.35" calcext:value-type="float">
            <text:p>17.35</text:p>
          </table:table-cell>
          <table:table-cell table:style-name="ce2" office:value-type="float" office:value="17.95" calcext:value-type="float">
            <text:p>17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6:00 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12.88" calcext:value-type="float">
            <text:p>12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5:30 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89" calcext:value-type="float">
            <text:p>7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4:3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4:00 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3:30 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6.29" calcext:value-type="float">
            <text:p>6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3:00 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2:30 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01" calcext:value-type="float">
            <text:p>6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2:00 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5.85" calcext:value-type="float">
            <text:p>5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1:3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1:00 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0:30 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5.33" calcext:value-type="float">
            <text:p>5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0:00 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3:30 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3:00 </text:p>
          </table:table-cell>
          <table:table-cell table:number-columns-repeated="2" table:style-name="ce2" office:value-type="float" office:value="5.81" calcext:value-type="float">
            <text:p>5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2:30 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6.37" calcext:value-type="float">
            <text:p>6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2:00 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6.61" calcext:value-type="float">
            <text:p>6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1:30 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19" calcext:value-type="float">
            <text:p>6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1:00 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6.17" calcext:value-type="float">
            <text:p>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0:30 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7.09" calcext:value-type="float">
            <text:p>7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0:00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55" calcext:value-type="float">
            <text:p>7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9:30 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9:00 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9.89" calcext:value-type="float">
            <text:p>9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8:30 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8:00 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7:30 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0.31" calcext:value-type="float">
            <text:p>1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7:00 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6:30 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1.99" calcext:value-type="float">
            <text:p>11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6:00 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12.93" calcext:value-type="float">
            <text:p>12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5:30 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5:00 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78" calcext:value-type="float">
            <text:p>13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4:30 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5.28" calcext:value-type="float">
            <text:p>15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4:0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2.74" calcext:value-type="float">
            <text:p>12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3:30 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11.16" calcext:value-type="float">
            <text:p>11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3:00 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9.44" calcext:value-type="float">
            <text:p>9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2:30 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9.86" calcext:value-type="float">
            <text:p>9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2:00 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11.34" calcext:value-type="float">
            <text:p>11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1:30 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1:00 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0:30 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17.61" calcext:value-type="float">
            <text:p>17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0:00 </text:p>
          </table:table-cell>
          <table:table-cell table:style-name="ce2" office:value-type="float" office:value="20.25" calcext:value-type="float">
            <text:p>20.25</text:p>
          </table:table-cell>
          <table:table-cell table:style-name="ce2" office:value-type="float" office:value="21.87" calcext:value-type="float">
            <text:p>21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9:30 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23.73" calcext:value-type="float">
            <text:p>23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9:00 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24.39" calcext:value-type="float">
            <text:p>24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8:30 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17.66" calcext:value-type="float">
            <text:p>17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8:00 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office:value-type="float" office:value="16.72" calcext:value-type="float">
            <text:p>16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7:30 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17.44" calcext:value-type="float">
            <text:p>17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7:00 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7.66" calcext:value-type="float">
            <text:p>17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6:30 </text:p>
          </table:table-cell>
          <table:table-cell table:style-name="ce2" office:value-type="float" office:value="14.71" calcext:value-type="float">
            <text:p>14.71</text:p>
          </table:table-cell>
          <table:table-cell table:style-name="ce2" office:value-type="float" office:value="15.88" calcext:value-type="float">
            <text:p>15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6:00 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2.84" calcext:value-type="float">
            <text:p>1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5:30 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1.46" calcext:value-type="float">
            <text:p>11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5:00 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4:3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3:30 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6.21" calcext:value-type="float">
            <text:p>6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3:00 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.89" calcext:value-type="float">
            <text:p>5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2:30 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7.79" calcext:value-type="float">
            <text:p>7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2:00 </text:p>
          </table:table-cell>
          <table:table-cell table:style-name="ce2" office:value-type="float" office:value="8.24" calcext:value-type="float">
            <text:p>8.24</text:p>
          </table:table-cell>
          <table:table-cell table:style-name="ce2" office:value-type="float" office:value="8.94" calcext:value-type="float">
            <text:p>8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1:30 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1:00 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8.69" calcext:value-type="float">
            <text:p>8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0:30 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9.53" calcext:value-type="float">
            <text:p>9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0:00 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9.06" calcext:value-type="float">
            <text:p>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3:30 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8.48" calcext:value-type="float">
            <text:p>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3:00 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8.04" calcext:value-type="float">
            <text:p>8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2:30 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8.32" calcext:value-type="float">
            <text:p>8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2:00 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1:30 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1:00 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8.98" calcext:value-type="float">
            <text:p>8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0:30 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8.22" calcext:value-type="float">
            <text:p>8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0:00 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9.14" calcext:value-type="float">
            <text:p>9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9:30 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8.96" calcext:value-type="float">
            <text:p>8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9:00 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9.72" calcext:value-type="float">
            <text:p>9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8:30 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10.36" calcext:value-type="float">
            <text:p>10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8:00 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7:30 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7:00 </text:p>
          </table:table-cell>
          <table:table-cell table:style-name="ce2" office:value-type="float" office:value="10.61" calcext:value-type="float">
            <text:p>10.61</text:p>
          </table:table-cell>
          <table:table-cell table:style-name="ce2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6:30 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14.23" calcext:value-type="float">
            <text:p>14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6:0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3.05" calcext:value-type="float">
            <text:p>13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5:30 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4.07" calcext:value-type="float">
            <text:p>14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5:0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13.57" calcext:value-type="float">
            <text:p>13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4:30 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3.35" calcext:value-type="float">
            <text:p>1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4:00 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14.97" calcext:value-type="float">
            <text:p>1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3:30 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14.29" calcext:value-type="float">
            <text:p>14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3:00 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33" calcext:value-type="float">
            <text:p>13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2:30 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3.33" calcext:value-type="float">
            <text:p>13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2:00 </text:p>
          </table:table-cell>
          <table:table-cell table:style-name="ce2" office:value-type="float" office:value="12.28" calcext:value-type="float">
            <text:p>12.28</text:p>
          </table:table-cell>
          <table:table-cell table:style-name="ce2" office:value-type="float" office:value="14.43" calcext:value-type="float">
            <text:p>14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1:30 </text:p>
          </table:table-cell>
          <table:table-cell table:style-name="ce2" office:value-type="float" office:value="12.78" calcext:value-type="float">
            <text:p>12.78</text:p>
          </table:table-cell>
          <table:table-cell table:style-name="ce2" office:value-type="float" office:value="16.01" calcext:value-type="float">
            <text:p>16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1:00 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6.17" calcext:value-type="float">
            <text:p>1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0:30 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4.39" calcext:value-type="float">
            <text:p>14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0:00 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14.49" calcext:value-type="float">
            <text:p>14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9:30 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12.68" calcext:value-type="float">
            <text:p>12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9:00 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2.54" calcext:value-type="float">
            <text:p>12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8:30 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8:00 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7:30 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52" calcext:value-type="float">
            <text:p>11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7:00 </text:p>
          </table:table-cell>
          <table:table-cell table:style-name="ce2" office:value-type="float" office:value="10.65" calcext:value-type="float">
            <text:p>10.65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6:30 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6:00 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9.59" calcext:value-type="float">
            <text:p>9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5:30 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8.91" calcext:value-type="float">
            <text:p>8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5:00 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8.97" calcext:value-type="float">
            <text:p>8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4:30 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7.98" calcext:value-type="float">
            <text:p>7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3:30 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07" calcext:value-type="float">
            <text:p>9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3:00 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55" calcext:value-type="float">
            <text:p>9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2:30 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25" calcext:value-type="float">
            <text:p>9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2:00 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37" calcext:value-type="float">
            <text:p>8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1:30 </text:p>
          </table:table-cell>
          <table:table-cell table:style-name="ce2" office:value-type="float" office:value="7.27" calcext:value-type="float">
            <text:p>7.27</text:p>
          </table:table-cell>
          <table:table-cell table:style-name="ce2" office:value-type="float" office:value="7.98" calcext:value-type="float">
            <text:p>7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1:00 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8.31" calcext:value-type="float">
            <text:p>8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0:30 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7.86" calcext:value-type="float">
            <text:p>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0:00 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3:30 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95" calcext:value-type="float">
            <text:p>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3:00 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9.09" calcext:value-type="float">
            <text:p>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2:30 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10.35" calcext:value-type="float">
            <text:p>10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2:00 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14.16" calcext:value-type="float">
            <text:p>14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1:30 </text:p>
          </table:table-cell>
          <table:table-cell table:style-name="ce2" office:value-type="float" office:value="14.27" calcext:value-type="float">
            <text:p>14.27</text:p>
          </table:table-cell>
          <table:table-cell table:style-name="ce2"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1:00 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.73" calcext:value-type="float">
            <text:p>17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0:30 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0.62" calcext:value-type="float">
            <text:p>20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0:00 </text:p>
          </table:table-cell>
          <table:table-cell table:style-name="ce2" office:value-type="float" office:value="13.96" calcext:value-type="float">
            <text:p>13.96</text:p>
          </table:table-cell>
          <table:table-cell table:style-name="ce2" office:value-type="float" office:value="15.52" calcext:value-type="float">
            <text:p>15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9:30 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13.81" calcext:value-type="float">
            <text:p>1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9:00 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4.34" calcext:value-type="float">
            <text:p>14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8:30 </text:p>
          </table:table-cell>
          <table:table-cell table:style-name="ce2" office:value-type="float" office:value="11.53" calcext:value-type="float">
            <text:p>11.53</text:p>
          </table:table-cell>
          <table:table-cell table:style-name="ce2" office:value-type="float" office:value="13.17" calcext:value-type="float">
            <text:p>1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8:00 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2.77" calcext:value-type="float">
            <text:p>1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7:30 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4.64" calcext:value-type="float">
            <text:p>1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7:00 </text:p>
          </table:table-cell>
          <table:table-cell table:style-name="ce2" office:value-type="float" office:value="10.79" calcext:value-type="float">
            <text:p>10.79</text:p>
          </table:table-cell>
          <table:table-cell table:style-name="ce2" office:value-type="float" office:value="12.19" calcext:value-type="float">
            <text:p>12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6:30 </text:p>
          </table:table-cell>
          <table:table-cell table:style-name="ce2" office:value-type="float" office:value="16.31" calcext:value-type="float">
            <text:p>16.31</text:p>
          </table:table-cell>
          <table:table-cell table:style-name="ce2" office:value-type="float" office:value="17.43" calcext:value-type="float">
            <text:p>1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6:00 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5.08" calcext:value-type="float">
            <text:p>1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5:30 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7.43" calcext:value-type="float">
            <text:p>1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5:00 </text:p>
          </table:table-cell>
          <table:table-cell table:style-name="ce2" office:value-type="float" office:value="14.32" calcext:value-type="float">
            <text:p>14.32</text:p>
          </table:table-cell>
          <table:table-cell table:style-name="ce2" office:value-type="float" office:value="16.04" calcext:value-type="float">
            <text:p>16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4:30 </text:p>
          </table:table-cell>
          <table:table-cell table:style-name="ce2" office:value-type="float" office:value="16.06" calcext:value-type="float">
            <text:p>16.06</text:p>
          </table:table-cell>
          <table:table-cell table:style-name="ce2" office:value-type="float" office:value="18.15" calcext:value-type="float">
            <text:p>18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4:00 </text:p>
          </table:table-cell>
          <table:table-cell table:style-name="ce2" office:value-type="float" office:value="17.17" calcext:value-type="float">
            <text:p>17.17</text:p>
          </table:table-cell>
          <table:table-cell table:style-name="ce2" office:value-type="float" office:value="19.74" calcext:value-type="float">
            <text:p>19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3:30 </text:p>
          </table:table-cell>
          <table:table-cell table:style-name="ce2" office:value-type="float" office:value="16.01" calcext:value-type="float">
            <text:p>16.01</text:p>
          </table:table-cell>
          <table:table-cell table:style-name="ce2" office:value-type="float" office:value="18.15" calcext:value-type="float">
            <text:p>18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3:00 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office:value-type="float" office:value="18.37" calcext:value-type="float">
            <text:p>18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2:30 </text:p>
          </table:table-cell>
          <table:table-cell table:style-name="ce2" office:value-type="float" office:value="15.38" calcext:value-type="float">
            <text:p>15.38</text:p>
          </table:table-cell>
          <table:table-cell table:style-name="ce2" office:value-type="float" office:value="18.09" calcext:value-type="float">
            <text:p>1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2:00 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19.78" calcext:value-type="float">
            <text:p>19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1:30 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1:00 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7.79" calcext:value-type="float">
            <text:p>27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0:30 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31.5" calcext:value-type="float">
            <text:p>31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0:00 </text:p>
          </table:table-cell>
          <table:table-cell table:style-name="ce2" office:value-type="float" office:value="26.24" calcext:value-type="float">
            <text:p>26.24</text:p>
          </table:table-cell>
          <table:table-cell table:style-name="ce2" office:value-type="float" office:value="38.55" calcext:value-type="float">
            <text:p>3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9:30 </text:p>
          </table:table-cell>
          <table:table-cell table:style-name="ce2" office:value-type="float" office:value="27.41" calcext:value-type="float">
            <text:p>27.41</text:p>
          </table:table-cell>
          <table:table-cell table:style-name="ce2" office:value-type="float" office:value="39.07" calcext:value-type="float">
            <text:p>39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9:00 </text:p>
          </table:table-cell>
          <table:table-cell table:style-name="ce2" office:value-type="float" office:value="30.64" calcext:value-type="float">
            <text:p>30.64</text:p>
          </table:table-cell>
          <table:table-cell table:style-name="ce2" office:value-type="float" office:value="45.07" calcext:value-type="float">
            <text:p>45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8:30 </text:p>
          </table:table-cell>
          <table:table-cell table:style-name="ce2" office:value-type="float" office:value="33.16" calcext:value-type="float">
            <text:p>33.16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8:00 </text:p>
          </table:table-cell>
          <table:table-cell table:style-name="ce2" office:value-type="float" office:value="32.74" calcext:value-type="float">
            <text:p>32.74</text:p>
          </table:table-cell>
          <table:table-cell table:style-name="ce2" office:value-type="float" office:value="49.35" calcext:value-type="float">
            <text:p>49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7:30 </text:p>
          </table:table-cell>
          <table:table-cell table:style-name="ce2" office:value-type="float" office:value="34.41" calcext:value-type="float">
            <text:p>34.41</text:p>
          </table:table-cell>
          <table:table-cell table:style-name="ce2" office:value-type="float" office:value="53.06" calcext:value-type="float">
            <text:p>53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7:00 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61.28" calcext:value-type="float">
            <text:p>61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6:30 </text:p>
          </table:table-cell>
          <table:table-cell table:style-name="ce2" office:value-type="float" office:value="33.93" calcext:value-type="float">
            <text:p>33.93</text:p>
          </table:table-cell>
          <table:table-cell table:style-name="ce2" office:value-type="float" office:value="49.21" calcext:value-type="float">
            <text:p>49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5:30 </text:p>
          </table:table-cell>
          <table:table-cell table:style-name="ce2" office:value-type="float" office:value="23.35" calcext:value-type="float">
            <text:p>23.35</text:p>
          </table:table-cell>
          <table:table-cell table:style-name="ce2" office:value-type="float" office:value="27.03" calcext:value-type="float">
            <text:p>27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5:00 </text:p>
          </table:table-cell>
          <table:table-cell table:style-name="ce2" office:value-type="float" office:value="19.45" calcext:value-type="float">
            <text:p>19.45</text:p>
          </table:table-cell>
          <table:table-cell table:style-name="ce2" office:value-type="float" office:value="21.86" calcext:value-type="float">
            <text:p>21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4:30 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8.69" calcext:value-type="float">
            <text:p>18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4:00 </text:p>
          </table:table-cell>
          <table:table-cell table:style-name="ce2" office:value-type="float" office:value="16.41" calcext:value-type="float">
            <text:p>16.41</text:p>
          </table:table-cell>
          <table:table-cell table:style-name="ce2" office:value-type="float" office:value="17.88" calcext:value-type="float">
            <text:p>17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3:30 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14.63" calcext:value-type="float">
            <text:p>14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3:00 </text:p>
          </table:table-cell>
          <table:table-cell table:style-name="ce2" office:value-type="float" office:value="13.79" calcext:value-type="float">
            <text:p>13.79</text:p>
          </table:table-cell>
          <table:table-cell table:style-name="ce2" office:value-type="float" office:value="15.92" calcext:value-type="float">
            <text:p>15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2:3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5.03" calcext:value-type="float">
            <text:p>15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2:00 </text:p>
          </table:table-cell>
          <table:table-cell table:style-name="ce2" office:value-type="float" office:value="21.04" calcext:value-type="float">
            <text:p>21.04</text:p>
          </table:table-cell>
          <table:table-cell table:style-name="ce2" office:value-type="float" office:value="22.87" calcext:value-type="float">
            <text:p>22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1:30 </text:p>
          </table:table-cell>
          <table:table-cell table:style-name="ce2" office:value-type="float" office:value="22.09" calcext:value-type="float">
            <text:p>22.09</text:p>
          </table:table-cell>
          <table:table-cell table:style-name="ce2" office:value-type="float" office:value="24.14" calcext:value-type="float">
            <text:p>24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0:30 </text:p>
          </table:table-cell>
          <table:table-cell table:style-name="ce2" office:value-type="float" office:value="29.51" calcext:value-type="float">
            <text:p>29.51</text:p>
          </table:table-cell>
          <table:table-cell table:style-name="ce2" office:value-type="float" office:value="31.31" calcext:value-type="float">
            <text:p>31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0:00 </text:p>
          </table:table-cell>
          <table:table-cell table:style-name="ce2" office:value-type="float" office:value="34.52" calcext:value-type="float">
            <text:p>34.52</text:p>
          </table:table-cell>
          <table:table-cell table:style-name="ce2" office:value-type="float" office:value="40.5" calcext:value-type="float">
            <text:p>40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3:30 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39.67" calcext:value-type="float">
            <text:p>3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3:00 </text:p>
          </table:table-cell>
          <table:table-cell table:style-name="ce2" office:value-type="float" office:value="27.52" calcext:value-type="float">
            <text:p>27.52</text:p>
          </table:table-cell>
          <table:table-cell table:style-name="ce2" office:value-type="float" office:value="28.13" calcext:value-type="float">
            <text:p>28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2:30 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30.55" calcext:value-type="float">
            <text:p>3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2:00 </text:p>
          </table:table-cell>
          <table:table-cell table:style-name="ce2" office:value-type="float" office:value="33.74" calcext:value-type="float">
            <text:p>33.74</text:p>
          </table:table-cell>
          <table:table-cell table:style-name="ce2" office:value-type="float" office:value="35.29" calcext:value-type="float">
            <text:p>35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1:30 </text:p>
          </table:table-cell>
          <table:table-cell table:style-name="ce2" office:value-type="float" office:value="31.04" calcext:value-type="float">
            <text:p>31.04</text:p>
          </table:table-cell>
          <table:table-cell table:style-name="ce2" office:value-type="float" office:value="32.54" calcext:value-type="float">
            <text:p>32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1:00 </text:p>
          </table:table-cell>
          <table:table-cell table:style-name="ce2" office:value-type="float" office:value="21.71" calcext:value-type="float">
            <text:p>21.71</text:p>
          </table:table-cell>
          <table:table-cell table:style-name="ce2" office:value-type="float" office:value="24.05" calcext:value-type="float">
            <text:p>24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0:30 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2.09" calcext:value-type="float">
            <text:p>12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0:00 </text:p>
          </table:table-cell>
          <table:table-cell table:style-name="ce2" office:value-type="float" office:value="10.88" calcext:value-type="float">
            <text:p>10.88</text:p>
          </table:table-cell>
          <table:table-cell table:style-name="ce2" office:value-type="float" office:value="11.68" calcext:value-type="float">
            <text:p>11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9:30 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16.76" calcext:value-type="float">
            <text:p>16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9:00 </text:p>
          </table:table-cell>
          <table:table-cell table:style-name="ce2" office:value-type="float" office:value="18.84" calcext:value-type="float">
            <text:p>18.84</text:p>
          </table:table-cell>
          <table:table-cell table:style-name="ce2" office:value-type="float" office:value="19.27" calcext:value-type="float">
            <text:p>19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8:30 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18.15" calcext:value-type="float">
            <text:p>18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8:00 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19.69" calcext:value-type="float">
            <text:p>19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7:30 </text:p>
          </table:table-cell>
          <table:table-cell table:style-name="ce2" office:value-type="float" office:value="23.64" calcext:value-type="float">
            <text:p>23.64</text:p>
          </table:table-cell>
          <table:table-cell table:style-name="ce2" office:value-type="float" office:value="26.01" calcext:value-type="float">
            <text:p>26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7:00 </text:p>
          </table:table-cell>
          <table:table-cell table:style-name="ce2" office:value-type="float" office:value="34.12" calcext:value-type="float">
            <text:p>34.12</text:p>
          </table:table-cell>
          <table:table-cell table:style-name="ce2" office:value-type="float" office:value="36.76" calcext:value-type="float">
            <text:p>36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6:30 </text:p>
          </table:table-cell>
          <table:table-cell table:style-name="ce2" office:value-type="float" office:value="25.99" calcext:value-type="float">
            <text:p>25.99</text:p>
          </table:table-cell>
          <table:table-cell table:style-name="ce2" office:value-type="float" office:value="28.62" calcext:value-type="float">
            <text:p>28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6:00 </text:p>
          </table:table-cell>
          <table:table-cell table:style-name="ce2" office:value-type="float" office:value="26.47" calcext:value-type="float">
            <text:p>26.47</text:p>
          </table:table-cell>
          <table:table-cell table:style-name="ce2" office:value-type="float" office:value="29.67" calcext:value-type="float">
            <text:p>2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5:30 </text:p>
          </table:table-cell>
          <table:table-cell table:style-name="ce2" office:value-type="float" office:value="34.62" calcext:value-type="float">
            <text:p>34.62</text:p>
          </table:table-cell>
          <table:table-cell table:style-name="ce2" office:value-type="float" office:value="38.82" calcext:value-type="float">
            <text:p>38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5:00 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2.38" calcext:value-type="float">
            <text:p>32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4:30 </text:p>
          </table:table-cell>
          <table:table-cell table:style-name="ce2" office:value-type="float" office:value="26.72" calcext:value-type="float">
            <text:p>26.72</text:p>
          </table:table-cell>
          <table:table-cell table:style-name="ce2" office:value-type="float" office:value="30.63" calcext:value-type="float">
            <text:p>30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4:00 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26.36" calcext:value-type="float">
            <text:p>26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3:30 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35.05" calcext:value-type="float">
            <text:p>35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3:00 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32.26" calcext:value-type="float">
            <text:p>32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2:30 </text:p>
          </table:table-cell>
          <table:table-cell table:style-name="ce2" office:value-type="float" office:value="27.67" calcext:value-type="float">
            <text:p>27.67</text:p>
          </table:table-cell>
          <table:table-cell table:style-name="ce2" office:value-type="float" office:value="30.53" calcext:value-type="float">
            <text:p>30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2:00 </text:p>
          </table:table-cell>
          <table:table-cell table:style-name="ce2" office:value-type="float" office:value="18.88" calcext:value-type="float">
            <text:p>18.88</text:p>
          </table:table-cell>
          <table:table-cell table:style-name="ce2" office:value-type="float" office:value="20.31" calcext:value-type="float">
            <text:p>2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1:30 </text:p>
          </table:table-cell>
          <table:table-cell table:style-name="ce2" office:value-type="float" office:value="21.99" calcext:value-type="float">
            <text:p>21.99</text:p>
          </table:table-cell>
          <table:table-cell table:style-name="ce2" office:value-type="float" office:value="23.44" calcext:value-type="float">
            <text:p>23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1:00 </text:p>
          </table:table-cell>
          <table:table-cell table:style-name="ce2" office:value-type="float" office:value="25.09" calcext:value-type="float">
            <text:p>25.09</text:p>
          </table:table-cell>
          <table:table-cell table:style-name="ce2" office:value-type="float" office:value="27.14" calcext:value-type="float">
            <text:p>27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0:30 </text:p>
          </table:table-cell>
          <table:table-cell table:style-name="ce2" office:value-type="float" office:value="23.52" calcext:value-type="float">
            <text:p>23.52</text:p>
          </table:table-cell>
          <table:table-cell table:style-name="ce2" office:value-type="float" office:value="25.23" calcext:value-type="float">
            <text:p>25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0:00 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4.89" calcext:value-type="float">
            <text:p>24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9:30 </text:p>
          </table:table-cell>
          <table:table-cell table:style-name="ce2" office:value-type="float" office:value="27.64" calcext:value-type="float">
            <text:p>27.64</text:p>
          </table:table-cell>
          <table:table-cell table:style-name="ce2" office:value-type="float" office:value="30.33" calcext:value-type="float">
            <text:p>30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9:00 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27.8" calcext:value-type="float">
            <text:p>27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8:30 </text:p>
          </table:table-cell>
          <table:table-cell table:style-name="ce2" office:value-type="float" office:value="31.94" calcext:value-type="float">
            <text:p>31.94</text:p>
          </table:table-cell>
          <table:table-cell table:style-name="ce2" office:value-type="float" office:value="34.43" calcext:value-type="float">
            <text:p>34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8:00 </text:p>
          </table:table-cell>
          <table:table-cell table:style-name="ce2" office:value-type="float" office:value="37.81" calcext:value-type="float">
            <text:p>37.81</text:p>
          </table:table-cell>
          <table:table-cell table:style-name="ce2" office:value-type="float" office:value="41.15" calcext:value-type="float">
            <text:p>41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7:30 </text:p>
          </table:table-cell>
          <table:table-cell table:style-name="ce2" office:value-type="float" office:value="25.61" calcext:value-type="float">
            <text:p>25.61</text:p>
          </table:table-cell>
          <table:table-cell table:style-name="ce2" office:value-type="float" office:value="27.14" calcext:value-type="float">
            <text:p>27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7:00 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28.14" calcext:value-type="float">
            <text:p>28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6:30 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4.51" calcext:value-type="float">
            <text:p>14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6:00 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5:30 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9.98" calcext:value-type="float">
            <text:p>9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4:30 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4.88" calcext:value-type="float">
            <text:p>4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4:00 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3:30 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6.03" calcext:value-type="float">
            <text:p>6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3:0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6.11" calcext:value-type="float">
            <text:p>6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2:30 </text:p>
          </table:table-cell>
          <table:table-cell table:number-columns-repeated="2" table:style-name="ce2" office:value-type="float" office:value="5.32" calcext:value-type="float">
            <text:p>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2:0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7.99" calcext:value-type="float">
            <text:p>7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1:30 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9.23" calcext:value-type="float">
            <text:p>9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1:00 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8.33" calcext:value-type="float">
            <text:p>8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0:30 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7.83" calcext:value-type="float">
            <text:p>7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0:00 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3:30 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7.59" calcext:value-type="float">
            <text:p>7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3:00 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2:30 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97" calcext:value-type="float">
            <text:p>5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2:00 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43" calcext:value-type="float">
            <text:p>6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1:3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1:00 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0:30 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6.73" calcext:value-type="float">
            <text:p>6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0:00 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7.61" calcext:value-type="float">
            <text:p>7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9:30 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7.81" calcext:value-type="float">
            <text:p>7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9:00 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7.01" calcext:value-type="float">
            <text:p>7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8:30 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5.96" calcext:value-type="float">
            <text:p>5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8:00 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5.86" calcext:value-type="float">
            <text:p>5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7:30 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67" calcext:value-type="float">
            <text:p>7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7:00 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6:30 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6.08" calcext:value-type="float">
            <text:p>6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6:00 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47" calcext:value-type="float">
            <text:p>7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5:30 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8.56" calcext:value-type="float">
            <text:p>8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5:00 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4:30 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4:00 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3:30 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92" calcext:value-type="float">
            <text:p>7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3:00 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8.34" calcext:value-type="float">
            <text:p>8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2:30 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8.48" calcext:value-type="float">
            <text:p>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2:00 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7.34" calcext:value-type="float">
            <text:p>7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1:30 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1:00 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0:30 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7.94" calcext:value-type="float">
            <text:p>7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0:00 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9:30 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9:0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38" calcext:value-type="float">
            <text:p>7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8:3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6.72" calcext:value-type="float">
            <text:p>6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8:00 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6.16" calcext:value-type="float">
            <text:p>6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7:30 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7:00 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6:30 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6:00 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3.29" calcext:value-type="float">
            <text:p>3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5:30 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5:00 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9" calcext:value-type="float">
            <text:p>2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4:30 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07" calcext:value-type="float">
            <text:p>2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3:30 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19" calcext:value-type="float">
            <text:p>2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3:00 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2:30 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77" calcext:value-type="float">
            <text:p>1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2:00 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1:30 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.32" calcext:value-type="float">
            <text:p>2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1:00 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83" calcext:value-type="float">
            <text:p>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0:30 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0:00 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8" calcext:value-type="float">
            <text:p>3.48</text:p>
          </table:table-cell>
          <table:table-cell table:number-columns-repeated="1021"/>
        </table:table-row>
        <table:table-row table:style-name="ro3" table:number-rows-repeated="10471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1:08:23.554000000</dc:date>
    <meta:generator>LibreOffice/5.4.3.2$Windows_X86_64 LibreOffice_project/92a7159f7e4af62137622921e809f8546db437e5</meta:generator>
    <meta:editing-duration>PT22S</meta:editing-duration>
    <meta:editing-cycles>1</meta:editing-cycles>
    <meta:document-statistic meta:table-count="1" meta:cell-count="42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